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modern"/>
    <style:font-face style:name="Arial3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3783in"/>
    </style:style>
    <style:style style:name="co2" style:family="table-column">
      <style:table-column-properties fo:break-before="auto" style:column-width="4.8453in"/>
    </style:style>
    <style:style style:name="co3" style:family="table-column">
      <style:table-column-properties fo:break-before="auto" style:column-width="0.8945in"/>
    </style:style>
    <style:style style:name="co4" style:family="table-column">
      <style:table-column-properties fo:break-before="auto" style:column-width="1.8437in"/>
    </style:style>
    <style:style style:name="co5" style:family="table-column">
      <style:table-column-properties fo:break-before="auto" style:column-width="1.2547in"/>
    </style:style>
    <style:style style:name="co6" style:family="table-column">
      <style:table-column-properties fo:break-before="auto" style:column-width="1.3311in"/>
    </style:style>
    <style:style style:name="co7" style:family="table-column">
      <style:table-column-properties fo:break-before="auto" style:column-width="1.0693in"/>
    </style:style>
    <style:style style:name="co8" style:family="table-column">
      <style:table-column-properties fo:break-before="auto" style:column-width="2.0626in"/>
    </style:style>
    <style:style style:name="co9" style:family="table-column">
      <style:table-column-properties fo:break-before="auto" style:column-width="1.5929in"/>
    </style:style>
    <style:style style:name="co10" style:family="table-column">
      <style:table-column-properties fo:break-before="auto" style:column-width="1.1563in"/>
    </style:style>
    <style:style style:name="co11" style:family="table-column">
      <style:table-column-properties fo:break-before="auto" style:column-width="1.702in"/>
    </style:style>
    <style:style style:name="co12" style:family="table-column">
      <style:table-column-properties fo:break-before="auto" style:column-width="0.3819in"/>
    </style:style>
    <style:style style:name="co13" style:family="table-column">
      <style:table-column-properties fo:break-before="auto" style:column-width="0.6in"/>
    </style:style>
    <style:style style:name="co14" style:family="table-column">
      <style:table-column-properties fo:break-before="auto" style:column-width="5.9035in"/>
    </style:style>
    <style:style style:name="co15" style:family="table-column">
      <style:table-column-properties fo:break-before="auto" style:column-width="2.8807in"/>
    </style:style>
    <style:style style:name="co16" style:family="table-column">
      <style:table-column-properties fo:break-before="auto" style:column-width="1.3528in"/>
    </style:style>
    <style:style style:name="co17" style:family="table-column">
      <style:table-column-properties fo:break-before="auto" style:column-width="1.4291in"/>
    </style:style>
    <style:style style:name="co18" style:family="table-column">
      <style:table-column-properties fo:break-before="auto" style:column-width="1.3091in"/>
    </style:style>
    <style:style style:name="ro1" style:family="table-row">
      <style:table-row-properties style:row-height="0.6839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PageStyle_5f_Self_20_Billed_20_Credit_20_Not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898c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</style:style>
    <style:style style:name="ce9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in" style:writing-mode="page"/>
    </style:style>
    <style:style style:name="ce15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fo:background-color="#f898c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</style:style>
    <style:style style:name="ce20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ackground-color="#f898c8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</style:style>
    <style:style style:name="ce2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2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2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ccffcc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ccffcc"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f898c8"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cbfbcb"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f898c8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cbfbcb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ackground-color="#f898c8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cbfbcb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gr1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wrap" draw:shadow="visible" draw:shadow-offset-x="0.0138in" draw:shadow-offset-y="0.0138in"/>
    </style:style>
    <style:style style:name="gr2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visible" draw:shadow-offset-x="0.0138in" draw:shadow-offset-y="0.0138in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none" style:country-asian="none" style:font-style-asian="normal" style:font-weight-asian="normal" style:font-name-complex="Arial1" style:font-size-complex="10pt" style:language-complex="none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elf Billed Credit Note" table:style-name="ta1" table:print-ranges="'Self Billed Credit Note'.A1:'Self Billed Credit Note'.Q38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3" table:number-columns-repeated="2" table:default-cell-style-name="ce4"/>
        <table:table-column table:style-name="co9" table:default-cell-style-name="ce4"/>
        <table:table-column table:style-name="co3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20"/>
        <table:table-column table:style-name="co13" table:default-cell-style-name="ce4"/>
        <table:table-column table:style-name="co14" table:default-cell-style-name="ce33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3" table:number-columns-repeated="2" table:default-cell-style-name="ce4"/>
        <table:table-column table:style-name="co18" table:default-cell-style-name="ce4"/>
        <table:table-column table:style-name="co3" table:number-columns-repeated="214" table:default-cell-style-name="ce4"/>
        <table:table-column table:style-name="co3" table:number-columns-repeated="19" table:default-cell-style-name="ce7"/>
        <table:table-row table:style-name="ro1">
          <table:table-cell table:style-name="ce1" office:value-type="string">
            <office:annotation draw:style-name="gr1" draw:text-style-name="P1" svg:width="4.1327in" svg:height="2.572in" svg:x="3.152in" svg:y="0.1091in" draw:caption-point-x="-3.152in" draw:caption-point-y="-0.1091in">
              <dc:date>2006-09-28T00:00:00</dc:date>
              <text:p text:style-name="P1"><text:span text:style-name="T1">UBL Name:</text:span></text:p>
              <text:p text:style-name="P1"><text:span text:style-name="T1">These are derived from the rules of the UBL Naming and Design Rules subcommittee.</text:span></text:p>
              <text:p text:style-name="P1"><text:span text:style-name="T1">The formula used here is not the definitive <text:s/>version. The definitive UBL Name is generated automatically when the schemas are created.</text:span></text:p>
              <text:p text:style-name="P1"><text:span text:style-name="T1">This value is provided here for guidance only. <text:s/>If any disparity exists between the UBL Name here and those in the schemas, the schema should be considered the correct UBL Name.</text:span></text:p>
              <text:p text:style-name="P2"><text:span text:style-name="T1"/></text:p>
              <text:p text:style-name="P1"><text:span text:style-name="T1">(NB columns with grey headings are not part of the normative schemas)</text:span></text:p>
            </office:annotation>
            <text:p>UBL Name</text:p>
          </table:table-cell>
          <table:table-cell table:style-name="ce1" office:value-type="string">
            <office:annotation draw:style-name="gr1" draw:text-style-name="P1" svg:width="2.176in" svg:height="2.572in" svg:x="7.3594in" svg:y="0.1091in" draw:caption-point-x="-7.3594in" draw:caption-point-y="-0.1091in">
              <dc:date>2006-09-28T00:00:00</dc:date>
              <text:p text:style-name="P1"><text:span text:style-name="T1">BIE Dictionary Entry Name:</text:span></text:p>
              <text:p text:style-name="P1"><text:span text:style-name="T1">These are built following the rules of the ebXML Core Component Technical Specification.</text:span></text:p>
              <text:p text:style-name="P1"><text:span text:style-name="T1">This is the unique official name of the Business Information Entity in the dictionary. </text:span></text:p>
            </office:annotation>
            <text:p>Dictionary Entry Name</text:p>
          </table:table-cell>
          <table:table-cell table:style-name="ce1" office:value-type="string">
            <office:annotation draw:style-name="gr1" draw:text-style-name="P1" svg:width="2.4787in" svg:height="2.572in" svg:x="8.4358in" svg:y="0.1091in" draw:caption-point-x="-8.4358in" draw:caption-point-y="-0.1091in">
              <dc:date>2006-09-28T00:00:00</dc:date>
              <text:p text:style-name="P1"><text:span text:style-name="T1">Object Class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For example, when the BIE is used in another context.</text:span></text:p>
            </office:annotation>
            <text:p>Object Class Qualifier</text:p>
          </table:table-cell>
          <table:table-cell table:style-name="ce10" office:value-type="string">
            <office:annotation draw:style-name="gr1" draw:text-style-name="P1" svg:width="2.0563in" svg:height="2.572in" svg:x="10.1638in" svg:y="0.1091in" draw:caption-point-x="-10.1638in" draw:caption-point-y="-0.1091in">
              <dc:date>2006-09-28T00:00:00</dc:date>
              <text:p text:style-name="P1"><text:span text:style-name="T1">Object Class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n Object Class represents the logical data grouping or aggregation (in a logical data model) to which a Property belongs. Object Classes have explicit boundaries and meaning and their Properties and behaviour follow the same rules. </text:span></text:p>
              <text:p text:style-name="P1"><text:span text:style-name="T1">Each Object Class is an ABIE. We also refer to these things Re-usable Types, and they are also known as Classes (to the UML) or Tables/Entities (to database designers). <text:s/></text:span></text:p>
            </office:annotation>
            <text:p>Object Class</text:p>
          </table:table-cell>
          <table:table-cell table:style-name="ce11" office:value-type="string">
            <office:annotation draw:style-name="gr2" draw:text-style-name="P1" svg:width="8.2732in" svg:height="0.8894in" svg:x="11.3378in" svg:y="0.0291in" draw:caption-point-x="-11.3378in" draw:caption-point-y="-0.0291in">
              <dc:date>2006-09-28T00:00:00</dc:date>
              <text:p text:style-name="P1"><text:span text:style-name="T2">Property Qualifier: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A qualifier is a word or words that help define and differentiate a Business Information Entity from other Business Information Entities. </text:span></text:p>
              <text:p text:style-name="P1"><text:span text:style-name="T2">Qualifiers specialise or modify the Property Term. <text:s/>For example, when the BIE is used in another context.</text:span></text:p>
              <text:p text:style-name="P1"><text:span text:style-name="T2">A guide for use is if the word (or words) expresses "a type of" or specialization <text:s/>relationship to the property term then the word (or words) are qualifiers. This implies that adjectives are likely to be qualifiers.</text:span></text:p>
              <text:p text:style-name="P1"><text:span text:style-name="T2">For example: <text:s/>Postal is a type of Zone used in an Address.</text:span></text:p>
              <text:p text:style-name="P2"><text:span text:style-name="T2"/></text:p>
            </office:annotation>
            <text:p>Property Term Qualifier</text:p>
          </table:table-cell>
          <table:table-cell table:style-name="ce12" office:value-type="string">
            <office:annotation draw:style-name="gr2" draw:text-style-name="P1" svg:width="4.2724in" svg:height="2.0193in" svg:x="12.6646in" svg:y="0.0291in" draw:caption-point-x="-12.6646in" draw:caption-point-y="-0.0291in">
              <dc:date>2006-09-28T00:00:00</dc:date>
              <text:p text:style-name="P1"><text:span text:style-name="T2">Property Term Possessive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ossessive Noun</text:p>
          </table:table-cell>
          <table:table-cell table:style-name="ce12" office:value-type="string">
            <office:annotation draw:style-name="gr2" draw:text-style-name="P1" svg:width="4.274in" svg:height="2.0193in" svg:x="13.7291in" svg:y="0.0291in" draw:caption-point-x="-13.7291in" draw:caption-point-y="-0.0291in">
              <dc:date>2006-09-28T00:00:00</dc:date>
              <text:p text:style-name="P1"><text:span text:style-name="T2">Property Term Primary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rimary Noun</text:p>
          </table:table-cell>
          <table:table-cell table:style-name="ce1" office:value-type="string">
            <office:annotation draw:style-name="gr2" draw:text-style-name="P1" svg:width="6.111in" svg:height="1.3539in" svg:x="15.7839in" svg:y="0.0291in" draw:caption-point-x="-15.7839in" draw:caption-point-y="-0.0291in">
              <dc:date>2006-09-28T00:00:00</dc:date>
              <text:p text:style-name="P1"><text:span text:style-name="T2">Property Term.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Property Term represents the distinguishing characteristic or Property of the Object Class and shall occur naturally in the definition. </text:span></text:p>
              <text:p text:style-name="P1"><text:span text:style-name="T2">Also known as an attribute (to database designers). <text:s/>The combination of Object Class and its Property Term, should give the basic semantic meaning of the item.</text:span></text:p>
              <text:p text:style-name="P1"><text:span text:style-name="T2">In UBL's implementation the Property Term is constructed from the Primary Noun preceded by any Possessive Nouns.</text:span></text:p>
              <text:p text:style-name="P2"><text:span text:style-name="T2"/></text:p>
            </office:annotation>
            <text:p>Property Term</text:p>
          </table:table-cell>
          <table:table-cell table:style-name="ce1" office:value-type="string">
            <office:annotation draw:style-name="gr1" draw:text-style-name="P1" svg:width="1.4366in" svg:height="2.572in" svg:x="16.6752in" svg:y="0.1091in" draw:caption-point-x="-16.6752in" draw:caption-point-y="-0.1091in">
              <dc:date>2006-09-28T00:00:00</dc:date>
              <text:p text:style-name="P1"><text:span text:style-name="T1">Representation Term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 Representation Term <text:s/>is an element of the name which describes the form in which the property is represented. </text:span></text:p>
            </office:annotation>
            <text:p>Representation Term</text:p>
          </table:table-cell>
          <table:table-cell table:style-name="ce1" office:value-type="string">
            <text:p>Data Type Qualifier</text:p>
          </table:table-cell>
          <table:table-cell table:style-name="ce1" office:value-type="string">
            <text:p>Data Type</text:p>
          </table:table-cell>
          <table:table-cell table:style-name="ce1" office:value-type="string">
            <office:annotation draw:style-name="gr1" draw:text-style-name="P1" svg:width="3.424in" svg:height="2.572in" svg:x="20.0449in" svg:y="0.1091in" draw:caption-point-x="-20.0449in" draw:caption-point-y="-0.1091in">
              <dc:date>2006-09-28T00:00:00</dc:date>
              <text:p text:style-name="P1"><text:span text:style-name="T1">Associated Object Class Qualifier:</text:span></text:p>
              <text:p text:style-name="P1"><text:span text:style-name="T1">A qualifier is a word or words which help define and differentiate a Business Information Entity fromother Business Information Entities. For example, when the BIE is used in another context.</text:span></text:p>
              <text:p text:style-name="P1"><text:span text:style-name="T1">Associated Object Class Qualifiers describe the 'context' of the relationship with another ABIE. <text:s/>That is, it is the role this Object Class plays within its association with another Object Class. In such cases, they then duplicate the Property Class Qualifier.</text:span></text:p>
            </office:annotation>
            <text:p>Associated Object Class Qualifier</text:p>
          </table:table-cell>
          <table:table-cell table:style-name="ce11" office:value-type="string">
            <office:annotation draw:style-name="gr1" draw:text-style-name="P1" svg:width="3.0957in" svg:height="2.572in" svg:x="21.6744in" svg:y="0.1091in" draw:caption-point-x="-21.6744in" draw:caption-point-y="-0.1091in">
              <dc:date>2006-09-28T00:00:00</dc:date>
              <text:p text:style-name="P1"><text:span text:style-name="T1">Associated Object Class:</text:span></text:p>
              <text:p text:style-name="P1"><text:span text:style-name="T1">Associated Object Class <text:s/>is the Object Class at the other end of this association.</text:span></text:p>
              <text:p text:style-name="P1"><text:span text:style-name="T1">It will refer to another ABIE in this model.</text:span></text:p>
            </office:annotation>
            <text:p>Associated Object Class</text:p>
          </table:table-cell>
          <table:table-cell table:style-name="ce1" office:value-type="string">
            <office:annotation draw:style-name="gr1" draw:text-style-name="P1" svg:width="0.7724in" svg:height="2.572in" svg:x="22.8055in" svg:y="0.1091in" draw:caption-point-x="-22.8055in" draw:caption-point-y="-0.1091in">
              <dc:date>2006-09-28T00:00:00</dc:date>
              <text:p text:style-name="P1"><text:span text:style-name="T1">Business Term: (Optional). This is a synonym term under which the Business Information Entity is commonly known and used in the business for a specific Context. A Business Information Entity may have several Business Terms or synonyms. </text:span></text:p>
              <text:p text:style-name="P1"><text:span text:style-name="T1">These may be used to 'map' BIEs to a controlled vocabulary, other vocabularies or labels for forms presentation.</text:span></text:p>
            </office:annotation>
            <text:p>Alternative Business Terms</text:p>
          </table:table-cell>
          <table:table-cell table:style-name="ce10" office:value-type="string">
            <office:annotation draw:style-name="gr1" draw:text-style-name="P1" svg:width="5.1248in" svg:height="2.572in" svg:x="23.2295in" svg:y="0.1091in" draw:caption-point-x="-23.2295in" draw:caption-point-y="-0.1091in">
              <dc:date>2006-09-28T00:00:00</dc:date>
              <text:p text:style-name="P1"><text:span text:style-name="T1">Cardinality:</text:span></text:p>
              <text:p text:style-name="P1"><text:span text:style-name="T1">The optionality and/or potential occurrences of the BIE.</text:span></text:p>
              <text:p text:style-name="P1"><text:span text:style-name="T1">0..1 – optional and only one</text:span></text:p>
              <text:p text:style-name="P1"><text:span text:style-name="T1">1..1 – mandatory and only one</text:span></text:p>
              <text:p text:style-name="P1"><text:span text:style-name="T1">0..n – optional and maximum of <text:s/>n</text:span></text:p>
              <text:p text:style-name="P1"><text:span text:style-name="T1">1..n - mandatory and maximum of n.</text:span></text:p>
              <text:p text:style-name="P1"><text:span text:style-name="T1">where n is unlimited or a specified number.</text:span></text:p>
            </office:annotation>
            <text:p>Cardinality</text:p>
          </table:table-cell>
          <table:table-cell table:style-name="ce1" office:value-type="string">
            <office:annotation draw:style-name="gr1" draw:text-style-name="P1" svg:width="7.0598in" svg:height="2.572in" svg:x="24.8047in" svg:y="0.1091in" draw:caption-point-x="-24.8047in" draw:caption-point-y="-0.1091in">
              <dc:date>2006-09-28T00:00:00</dc:date>
              <text:p text:style-name="P1"><text:span text:style-name="T1">BIE Type:</text:span></text:p>
              <text:p text:style-name="P1"><text:span text:style-name="T1">There are three choices here: <text:s/></text:span></text:p>
              <text:p text:style-name="P1"><text:span text:style-name="T1">Basic (BBIE – white rows), </text:span></text:p>
              <text:p text:style-name="P1"><text:span text:style-name="T1">Associate(ASBIE- green rows) or </text:span></text:p>
              <text:p text:style-name="P1"><text:span text:style-name="T1">Aggregate BIE (ABIE -pink rows).</text:span></text:p>
              <text:p text:style-name="P2"><text:span text:style-name="T1"/></text:p>
              <text:p text:style-name="P1"><text:span text:style-name="T1">This column is used to automatically generate the XSD schemas. (the program cannot read colours!)</text:span></text:p>
            </office:annotation>
            <text:p>Component Type</text:p>
          </table:table-cell>
          <table:table-cell table:style-name="ce12" office:value-type="string">
            <office:annotation draw:style-name="gr1" draw:text-style-name="P1" svg:width="3.3921in" svg:height="2.572in" svg:x="30.1327in" svg:y="0.1091in" draw:caption-point-x="-30.1327in" draw:caption-point-y="-0.1091in">
              <dc:date>2006-09-28T00:00:00</dc:date>
              <text:p text:style-name="P1"><text:span text:style-name="T1">UBL Definition:</text:span></text:p>
              <text:p text:style-name="P1"><text:span text:style-name="T1">This is the unique semantic business meaning of that Business Information Entity. </text:span></text:p>
            </office:annotation>
            <text:p>Definition</text:p>
          </table:table-cell>
          <table:table-cell table:style-name="ce34" office:value-type="string">
            <text:p>Examples</text:p>
          </table:table-cell>
          <table:table-cell table:style-name="ce34" office:value-type="string">
            <text:p>UN/TDED Code</text:p>
          </table:table-cell>
          <table:table-cell table:style-name="ce34" office:value-type="string">
            <text:p>Current Version</text:p>
          </table:table-cell>
          <table:table-cell table:style-name="ce41" office:value-type="string">
            <office:annotation draw:style-name="gr1" draw:text-style-name="P1" svg:width="1.7512in" svg:height="2.572in" svg:x="36.2843in" svg:y="0.1091in" draw:caption-point-x="-36.2843in" draw:caption-point-y="-0.1091in">
              <dc:date>2006-09-28T00:00:00</dc:date>
              <text:p text:style-name="P1"><text:span text:style-name="T1">Analyst Notes:</text:span></text:p>
              <text:p text:style-name="P1"><text:span text:style-name="T1">This is a list of comments, queries and notes made as the work is done.</text:span></text:p>
              <text:p text:style-name="P1"><text:span text:style-name="T1">It is not part of the normative schemas</text:span></text:p>
            </office:annotation>
            <text:p>Analyst Notes</text:p>
          </table:table-cell>
          <table:table-cell table:style-name="ce41" office:value-type="string">
            <office:annotation draw:style-name="gr1" draw:text-style-name="P1" svg:width="1.7724in" svg:height="2.572in" svg:x="37.2622in" svg:y="0.1091in" draw:caption-point-x="-37.2622in" draw:caption-point-y="-0.1091in">
              <dc:date>2006-09-28T00:00:00</dc:date>
              <text:p text:style-name="P1"><text:span text:style-name="T1">Core Component UID:</text:span></text:p>
              <text:p text:style-name="P1"><text:span text:style-name="T1">This is the UID of the correlated core component, in those cases where a direct correlation exists. <text:s/>This information is found in the current Core Component Catalog.</text:span></text:p>
            </office:annotation>
            <text:p>Candidate CC ID</text:p>
          </table:table-cell>
          <table:table-cell table:style-name="ce47" office:value-type="string">
            <text:p>Context: Business Process</text:p>
          </table:table-cell>
          <table:table-cell table:style-name="ce47" office:value-type="string">
            <text:p>Context: Region (Geopolitical)</text:p>
          </table:table-cell>
          <table:table-cell table:style-name="ce47" office:value-type="string">
            <text:p>Context: Official Constraints</text:p>
          </table:table-cell>
          <table:table-cell table:style-name="ce47" office:value-type="string">
            <text:p>Context: Product</text:p>
          </table:table-cell>
          <table:table-cell table:style-name="ce47" office:value-type="string">
            <text:p>Context: Industry</text:p>
          </table:table-cell>
          <table:table-cell table:style-name="ce47" office:value-type="string">
            <text:p>Context: Role</text:p>
          </table:table-cell>
          <table:table-cell table:style-name="ce47" office:value-type="string">
            <text:p>Context: Supporting Role</text:p>
          </table:table-cell>
          <table:table-cell table:style-name="ce47" office:value-type="string">
            <text:p>Context: System Constraint</text:p>
          </table:table-cell>
          <table:table-cell table:style-name="ce47" office:value-type="string">
            <text:p>Editor's Notes</text:p>
          </table:table-cell>
          <table:table-cell table:number-columns-repeated="225"/>
        </table:table-row>
        <table:table-header-rows>
          <table:table-row table:style-name="ro2">
            <table:table-cell table:style-name="ce2" table:formula="oooc:=SUBSTITUTE(SUBSTITUTE(CONCATENATE(IF([.C2]=&quot;&quot;;&quot;&quot;;CONCATENATE([.C2];&quot;&quot;));&quot;&quot;;[.D2]);&quot; &quot;;&quot;&quot;);&quot;'&quot;;&quot;&quot;)" office:value-type="string" office:string-value="SelfBilledCreditNote">
              <text:p>SelfBilledCreditNote</text:p>
            </table:table-cell>
            <table:table-cell table:style-name="ce2" office:value-type="string">
              <text:p>Self Billed Credit Note. Details</text:p>
            </table:table-cell>
            <table:table-cell table:style-name="ce2"/>
            <table:table-cell table:style-name="ce2" office:value-type="string">
              <text:p>Self Billed Credit Note</text:p>
            </table:table-cell>
            <table:table-cell table:style-name="ce2" table:number-columns-repeated="10"/>
            <table:table-cell table:style-name="ce18"/>
            <table:table-cell table:style-name="ce2" office:value-type="string">
              <text:p>ABIE</text:p>
            </table:table-cell>
            <table:table-cell table:style-name="ce23" office:value-type="string">
              <text:p>The Credit Note created by the Debtor in a Self Billing arrangement with a Creditor; Self Billed Credit Note replaces Debit Note in such arrangements.</text:p>
            </table:table-cell>
            <table:table-cell table:style-name="ce35" table:number-columns-repeated="2"/>
            <table:table-cell table:style-name="ce37" office:value-type="string">
              <text:p>2.0</text:p>
            </table:table-cell>
            <table:table-cell table:style-name="ce42"/>
            <table:table-cell table:style-name="ce18"/>
            <table:table-cell table:style-name="ce35" office:value-type="string">
              <text:p>Procurement</text:p>
            </table:table-cell>
            <table:table-cell table:style-name="ce2" table:number-columns-repeated="8"/>
            <table:table-cell table:style-name="ce48" table:number-columns-repeated="114"/>
            <table:table-cell table:number-columns-repeated="111"/>
          </table:table-row>
        </table:table-header-rows>
        <table:table-row table:style-name="ro2">
          <table:table-cell table:style-name="ce3" table:formula="oooc:=SUBSTITUTE(SUBSTITUTE(CONCATENATE(IF([.E3]=&quot;Universally Unique&quot;;&quot;UU&quot;;[.E3]);IF([.G3]&lt;&gt;[.I3];[.H3];[.F3]);CONCATENATE(IF([.I3]=&quot;Identifier&quot;;&quot;ID&quot;;IF([.I3]=&quot;Text&quot;;&quot;&quot;;[.I3]))));&quot; &quot;;&quot;&quot;);&quot;'&quot;;&quot;&quot;)" office:value-type="string" office:string-value="UBLVersionID">
            <text:p>UBLVersionID</text:p>
          </table:table-cell>
          <table:table-cell table:style-name="ce7" office:value-type="string">
            <text:p>Self Billed Credit Note. UBL Version Identifier. Identifier</text:p>
          </table:table-cell>
          <table:table-cell/>
          <table:table-cell office:value-type="string">
            <text:p>Self Billed Credit Note</text:p>
          </table:table-cell>
          <table:table-cell table:style-name="ce8"/>
          <table:table-cell table:style-name="ce8" office:value-type="string">
            <text:p>UBL Version</text:p>
          </table:table-cell>
          <table:table-cell office:value-type="string">
            <text:p>Identifier</text:p>
          </table:table-cell>
          <table:table-cell table:style-name="ce3" table:formula="oooc:=IF([.F3]&lt;&gt;&quot;&quot;;CONCATENATE([.F3];&quot; &quot;;[.G3]);[.G3])" office:value-type="string" office:string-value="UBL Version Identifier">
            <text:p>UBL Version Identifier</text:p>
          </table:table-cell>
          <table:table-cell office:value-type="string">
            <text:p>Identifier</text:p>
          </table:table-cell>
          <table:table-cell/>
          <table:table-cell table:style-name="ce3" table:formula="oooc:=IF([.J3]&lt;&gt;&quot;&quot;;CONCATENATE([.J3];&quot;_ &quot;;[.I3];&quot;. Type&quot;);CONCATENATE([.I3];&quot;. Type&quot;))" office:value-type="string" office:string-value="Identifier. Type">
            <text:p>Identifier. Type</text:p>
          </table:table-cell>
          <table:table-cell table:number-columns-repeated="3"/>
          <table:table-cell table:style-name="ce19" office:value-type="string">
            <text:p>0..1</text:p>
          </table:table-cell>
          <table:table-cell office:value-type="string">
            <text:p>BBIE</text:p>
          </table:table-cell>
          <table:table-cell table:style-name="ce24" office:value-type="string">
            <text:p>The earliest version of the UBL 2 schema for this document type that defines all of the elements that might be encountered in the current instance.</text:p>
          </table:table-cell>
          <table:table-cell table:style-name="ce13" office:value-type="string">
            <text:p>2.0.5</text:p>
          </table:table-cell>
          <table:table-cell/>
          <table:table-cell table:style-name="ce38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8" table:number-columns-repeated="115"/>
          <table:table-cell table:style-name="ce3" table:number-columns-repeated="92"/>
          <table:table-cell table:number-columns-repeated="18"/>
        </table:table-row>
        <table:table-row table:style-name="ro3">
          <table:table-cell table:style-name="ce3" table:formula="oooc:=SUBSTITUTE(SUBSTITUTE(CONCATENATE(IF([.E4]=&quot;Universally Unique&quot;;&quot;UU&quot;;[.E4]);IF([.G4]&lt;&gt;[.I4];[.H4];[.F4]);CONCATENATE(IF([.I4]=&quot;Identifier&quot;;&quot;ID&quot;;IF([.I4]=&quot;Text&quot;;&quot;&quot;;[.I4]))));&quot; &quot;;&quot;&quot;);&quot;'&quot;;&quot;&quot;)" office:value-type="string" office:string-value="CustomizationID">
            <text:p>CustomizationID</text:p>
          </table:table-cell>
          <table:table-cell table:style-name="ce7" office:value-type="string">
            <text:p>Self Billed Credit Note. Customization Identifier. Identifier</text:p>
          </table:table-cell>
          <table:table-cell/>
          <table:table-cell table:style-name="ce8" office:value-type="string">
            <text:p>Self Billed Credit Note</text:p>
          </table:table-cell>
          <table:table-cell table:style-name="ce8"/>
          <table:table-cell table:style-name="ce8" office:value-type="string">
            <text:p>Customization</text:p>
          </table:table-cell>
          <table:table-cell table:number-columns-repeated="3" table:style-name="ce13" office:value-type="string">
            <text:p>Identifier</text:p>
          </table:table-cell>
          <table:table-cell/>
          <table:table-cell table:style-name="ce14" office:value-type="string">
            <text:p>Identifier. Type</text:p>
          </table:table-cell>
          <table:table-cell table:number-columns-repeated="2"/>
          <table:table-cell table:style-name="ce8"/>
          <table:table-cell table:style-name="ce19" office:value-type="string">
            <text:p>0..1</text:p>
          </table:table-cell>
          <table:table-cell table:style-name="ce14" office:value-type="string">
            <text:p>BBIE</text:p>
          </table:table-cell>
          <table:table-cell table:style-name="ce24" office:value-type="string">
            <text:p>Identifies a user-defined customization of UBL for a specific use.</text:p>
          </table:table-cell>
          <table:table-cell table:style-name="ce14" office:value-type="string">
            <text:p>NES</text:p>
          </table:table-cell>
          <table:table-cell/>
          <table:table-cell table:style-name="ce38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8" table:number-columns-repeated="115"/>
          <table:table-cell table:style-name="ce3" table:number-columns-repeated="92"/>
          <table:table-cell table:number-columns-repeated="18"/>
        </table:table-row>
        <table:table-row table:style-name="ro3">
          <table:table-cell table:style-name="ce3" table:formula="oooc:=SUBSTITUTE(SUBSTITUTE(CONCATENATE(IF([.E5]=&quot;Universally Unique&quot;;&quot;UU&quot;;[.E5]);IF([.G5]&lt;&gt;[.I5];[.H5];[.F5]);CONCATENATE(IF([.I5]=&quot;Identifier&quot;;&quot;ID&quot;;IF([.I5]=&quot;Text&quot;;&quot;&quot;;[.I5]))));&quot; &quot;;&quot;&quot;);&quot;'&quot;;&quot;&quot;)" office:value-type="string" office:string-value="ProfileID">
            <text:p>ProfileID</text:p>
          </table:table-cell>
          <table:table-cell table:style-name="ce7" office:value-type="string">
            <text:p>Self Billed Credit Note. Profile Identifier. Identifier</text:p>
          </table:table-cell>
          <table:table-cell/>
          <table:table-cell office:value-type="string">
            <text:p>Self Billed Credit Note</text:p>
          </table:table-cell>
          <table:table-cell table:style-name="ce8"/>
          <table:table-cell table:style-name="ce8" office:value-type="string">
            <text:p>Profile</text:p>
          </table:table-cell>
          <table:table-cell table:number-columns-repeated="3" table:style-name="ce13" office:value-type="string">
            <text:p>Identifier</text:p>
          </table:table-cell>
          <table:table-cell/>
          <table:table-cell table:style-name="ce14" office:value-type="string">
            <text:p>Identifier. Type</text:p>
          </table:table-cell>
          <table:table-cell table:number-columns-repeated="2"/>
          <table:table-cell table:style-name="ce8"/>
          <table:table-cell table:style-name="ce19" office:value-type="string">
            <text:p>0..1</text:p>
          </table:table-cell>
          <table:table-cell table:style-name="ce14" office:value-type="string">
            <text:p>BBIE</text:p>
          </table:table-cell>
          <table:table-cell table:style-name="ce24" office:value-type="string">
            <text:p>Identifies a user-defined profile of the customization of UBL being used.</text:p>
          </table:table-cell>
          <table:table-cell table:style-name="ce14" office:value-type="string">
            <text:p>BasicProcurementProcess</text:p>
          </table:table-cell>
          <table:table-cell/>
          <table:table-cell table:style-name="ce38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8" table:number-columns-repeated="115"/>
          <table:table-cell table:style-name="ce3" table:number-columns-repeated="92"/>
          <table:table-cell table:number-columns-repeated="18"/>
        </table:table-row>
        <table:table-row table:style-name="ro3">
          <table:table-cell table:formula="oooc:=SUBSTITUTE(SUBSTITUTE(CONCATENATE(IF([.E6]=&quot;Universally Unique&quot;;&quot;UU&quot;;[.E6]);IF([.G6]&lt;&gt;[.I6];[.H6];[.F6]);CONCATENATE(IF([.I6]=&quot;Identifier&quot;;&quot;ID&quot;;IF([.I6]=&quot;Text&quot;;&quot;&quot;;[.I6]))));&quot; &quot;;&quot;&quot;);&quot;'&quot;;&quot;&quot;)" office:value-type="string" office:string-value="ID">
            <text:p>ID</text:p>
          </table:table-cell>
          <table:table-cell office:value-type="string">
            <text:p>Self Billed Credit Note. Identifier</text:p>
          </table:table-cell>
          <table:table-cell/>
          <table:table-cell office:value-type="string">
            <text:p>Self Billed Credit Note</text:p>
          </table:table-cell>
          <table:table-cell table:number-columns-repeated="2"/>
          <table:table-cell office:value-type="string">
            <text:p>Identifier</text:p>
          </table:table-cell>
          <table:table-cell table:formula="oooc:=IF([.F6]&lt;&gt;&quot;&quot;;CONCATENATE([.F6];&quot; &quot;;[.G6]);[.G6])" office:value-type="string" office:string-value="Identifier">
            <text:p>Identifier</text:p>
          </table:table-cell>
          <table:table-cell office:value-type="string">
            <text:p>Identifier</text:p>
          </table:table-cell>
          <table:table-cell/>
          <table:table-cell table:formula="oooc:=IF([.J6]&lt;&gt;&quot;&quot;;CONCATENATE([.J6];&quot;_ &quot;;[.I6];&quot;. Type&quot;);CONCATENATE([.I6];&quot;. Type&quot;))" office:value-type="string" office:string-value="Identifier. Type">
            <text:p>Identifier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25" office:value-type="string">
            <text:p>An identifier for the Self Billed Credit Note assigned by the Debtor.</text:p>
          </table:table-cell>
          <table:table-cell table:number-columns-repeated="2"/>
          <table:table-cell table:style-name="ce38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8" table:number-columns-repeated="114"/>
          <table:table-cell table:number-columns-repeated="111"/>
        </table:table-row>
        <table:table-row table:style-name="ro3">
          <table:table-cell table:formula="oooc:=SUBSTITUTE(SUBSTITUTE(CONCATENATE(IF([.E7]=&quot;Universally Unique&quot;;&quot;UU&quot;;[.E7]);IF([.G7]&lt;&gt;[.I7];[.H7];[.F7]);CONCATENATE(IF([.I7]=&quot;Identifier&quot;;&quot;ID&quot;;IF([.I7]=&quot;Text&quot;;&quot;&quot;;[.I7]))));&quot; &quot;;&quot;&quot;);&quot;'&quot;;&quot;&quot;)" office:value-type="string" office:string-value="CopyIndicator">
            <text:p>CopyIndicator</text:p>
          </table:table-cell>
          <table:table-cell table:style-name="ce8" office:value-type="string">
            <text:p>Self Billed Credit Note. Copy_ Indicator. Indicator</text:p>
          </table:table-cell>
          <table:table-cell/>
          <table:table-cell office:value-type="string">
            <text:p>Self Billed Credit Note</text:p>
          </table:table-cell>
          <table:table-cell office:value-type="string">
            <text:p>Copy</text:p>
          </table:table-cell>
          <table:table-cell/>
          <table:table-cell office:value-type="string">
            <text:p>Indicator</text:p>
          </table:table-cell>
          <table:table-cell table:formula="oooc:=IF([.F7]&lt;&gt;&quot;&quot;;CONCATENATE([.F7];&quot; &quot;;[.G7]);[.G7])" office:value-type="string" office:string-value="Indicator">
            <text:p>Indicator</text:p>
          </table:table-cell>
          <table:table-cell office:value-type="string">
            <text:p>Indicator</text:p>
          </table:table-cell>
          <table:table-cell/>
          <table:table-cell table:formula="oooc:=IF([.J7]&lt;&gt;&quot;&quot;;CONCATENATE([.J7];&quot;_ &quot;;[.I7];&quot;. Type&quot;);CONCATENATE([.I7];&quot;. Type&quot;))" office:value-type="string" office:string-value="Indicator. Type">
            <text:p>Indicato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5" office:value-type="string">
            <text:p>Indicates whether the Self Billed Credit Note is a copy (true) or not (false).</text:p>
          </table:table-cell>
          <table:table-cell table:number-columns-repeated="2"/>
          <table:table-cell table:style-name="ce38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8" table:number-columns-repeated="114"/>
          <table:table-cell table:number-columns-repeated="111"/>
        </table:table-row>
        <table:table-row table:style-name="ro3">
          <table:table-cell office:value-type="string">
            <text:p>UUID</text:p>
          </table:table-cell>
          <table:table-cell table:style-name="ce8" office:value-type="string">
            <text:p>Self Billed Credit Note. UUID. Identifier</text:p>
          </table:table-cell>
          <table:table-cell/>
          <table:table-cell office:value-type="string">
            <text:p>Self Billed Credit Note</text:p>
          </table:table-cell>
          <table:table-cell table:style-name="ce7"/>
          <table:table-cell/>
          <table:table-cell table:style-name="ce8" office:value-type="string">
            <text:p>UUID</text:p>
          </table:table-cell>
          <table:table-cell table:formula="oooc:=IF([.F8]&lt;&gt;&quot;&quot;;CONCATENATE([.F8];&quot; &quot;;[.G8]);[.G8])" office:value-type="string" office:string-value="UUID">
            <text:p>UUID</text:p>
          </table:table-cell>
          <table:table-cell office:value-type="string">
            <text:p>Identifier</text:p>
          </table:table-cell>
          <table:table-cell/>
          <table:table-cell table:formula="oooc:=IF([.J8]&lt;&gt;&quot;&quot;;CONCATENATE([.J8];&quot;_ &quot;;[.I8];&quot;. Type&quot;);CONCATENATE([.I8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6" office:value-type="string">
            <text:p>A universally unique identifier for an instance of this ABIE.</text:p>
          </table:table-cell>
          <table:table-cell table:number-columns-repeated="2"/>
          <table:table-cell table:style-name="ce38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8" table:number-columns-repeated="114"/>
          <table:table-cell table:number-columns-repeated="111"/>
        </table:table-row>
        <table:table-row table:style-name="ro3">
          <table:table-cell table:formula="oooc:=SUBSTITUTE(SUBSTITUTE(CONCATENATE(IF([.E9]=&quot;Universally Unique&quot;;&quot;UU&quot;;[.E9]);IF([.G9]&lt;&gt;[.I9];[.H9];[.F9]);CONCATENATE(IF([.I9]=&quot;Identifier&quot;;&quot;ID&quot;;IF([.I9]=&quot;Text&quot;;&quot;&quot;;[.I9]))));&quot; &quot;;&quot;&quot;);&quot;'&quot;;&quot;&quot;)" office:value-type="string" office:string-value="IssueDate">
            <text:p>IssueDate</text:p>
          </table:table-cell>
          <table:table-cell office:value-type="string">
            <text:p>Self Billed Credit Note. Issue Date. Date</text:p>
          </table:table-cell>
          <table:table-cell/>
          <table:table-cell office:value-type="string">
            <text:p>Self Billed Credit Note</text:p>
          </table:table-cell>
          <table:table-cell/>
          <table:table-cell office:value-type="string">
            <text:p>Issue</text:p>
          </table:table-cell>
          <table:table-cell office:value-type="string">
            <text:p>Date</text:p>
          </table:table-cell>
          <table:table-cell table:formula="oooc:=IF([.F9]&lt;&gt;&quot;&quot;;CONCATENATE([.F9];&quot; &quot;;[.G9]);[.G9])" office:value-type="string" office:string-value="Issue Date">
            <text:p>Issue Date</text:p>
          </table:table-cell>
          <table:table-cell office:value-type="string">
            <text:p>Date</text:p>
          </table:table-cell>
          <table:table-cell/>
          <table:table-cell table:formula="oooc:=IF([.J9]&lt;&gt;&quot;&quot;;CONCATENATE([.J9];&quot;_ &quot;;[.I9];&quot;. Type&quot;);CONCATENATE([.I9];&quot;. Type&quot;))" office:value-type="string" office:string-value="Date. Type">
            <text:p>Date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25" office:value-type="string">
            <text:p>The date assigned by the Debtor on which the Self Billed Credit Note was issued.</text:p>
          </table:table-cell>
          <table:table-cell table:number-columns-repeated="2"/>
          <table:table-cell table:style-name="ce38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8" table:number-columns-repeated="114"/>
          <table:table-cell table:number-columns-repeated="111"/>
        </table:table-row>
        <table:table-row table:style-name="ro3">
          <table:table-cell table:formula="oooc:=SUBSTITUTE(SUBSTITUTE(CONCATENATE(IF([.E10]=&quot;Universally Unique&quot;;&quot;UU&quot;;[.E10]);IF([.G10]&lt;&gt;[.I10];[.H10];[.F10]);CONCATENATE(IF([.I10]=&quot;Identifier&quot;;&quot;ID&quot;;IF([.I10]=&quot;Text&quot;;&quot;&quot;;[.I10]))));&quot; &quot;;&quot;&quot;);&quot;'&quot;;&quot;&quot;)" office:value-type="string" office:string-value="IssueTime">
            <text:p>IssueTime</text:p>
          </table:table-cell>
          <table:table-cell office:value-type="string">
            <text:p>Self Billed Credit Note. Issue Time. Time</text:p>
          </table:table-cell>
          <table:table-cell/>
          <table:table-cell office:value-type="string">
            <text:p>Self Billed Credit Note</text:p>
          </table:table-cell>
          <table:table-cell/>
          <table:table-cell office:value-type="string">
            <text:p>Issue</text:p>
          </table:table-cell>
          <table:table-cell office:value-type="string">
            <text:p>Time</text:p>
          </table:table-cell>
          <table:table-cell table:formula="oooc:=IF([.F10]&lt;&gt;&quot;&quot;;CONCATENATE([.F10];&quot; &quot;;[.G10]);[.G10])" office:value-type="string" office:string-value="Issue Time">
            <text:p>Issue Time</text:p>
          </table:table-cell>
          <table:table-cell office:value-type="string">
            <text:p>Time</text:p>
          </table:table-cell>
          <table:table-cell/>
          <table:table-cell table:formula="oooc:=IF([.J10]&lt;&gt;&quot;&quot;;CONCATENATE([.J10];&quot;_ &quot;;[.I10];&quot;. Type&quot;);CONCATENATE([.I10];&quot;. Type&quot;))" office:value-type="string" office:string-value="Time. Type">
            <text:p>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7" office:value-type="string">
            <text:p>The time assigned by the Debtor at which the Self Billed Credit Note was issued.</text:p>
          </table:table-cell>
          <table:table-cell table:number-columns-repeated="2"/>
          <table:table-cell table:style-name="ce38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8" table:number-columns-repeated="114"/>
          <table:table-cell table:number-columns-repeated="111"/>
        </table:table-row>
        <table:table-row table:style-name="ro2">
          <table:table-cell table:formula="oooc:=SUBSTITUTE(SUBSTITUTE(CONCATENATE(IF([.E11]=&quot;Universally Unique&quot;;&quot;UU&quot;;[.E11]);IF([.G11]&lt;&gt;[.I11];[.H11];[.F11]);CONCATENATE(IF([.I11]=&quot;Identifier&quot;;&quot;ID&quot;;IF([.I11]=&quot;Text&quot;;&quot;&quot;;[.I11]))));&quot; &quot;;&quot;&quot;);&quot;'&quot;;&quot;&quot;)" office:value-type="string" office:string-value="TaxPointDate">
            <text:p>TaxPointDate</text:p>
          </table:table-cell>
          <table:table-cell office:value-type="string">
            <text:p>Self Billed Credit Note. Tax Point Date. Date</text:p>
          </table:table-cell>
          <table:table-cell/>
          <table:table-cell office:value-type="string">
            <text:p>Self Billed Credit Note</text:p>
          </table:table-cell>
          <table:table-cell/>
          <table:table-cell office:value-type="string">
            <text:p>Tax Point</text:p>
          </table:table-cell>
          <table:table-cell office:value-type="string">
            <text:p>Date</text:p>
          </table:table-cell>
          <table:table-cell table:formula="oooc:=IF([.F11]&lt;&gt;&quot;&quot;;CONCATENATE([.F11];&quot; &quot;;[.G11]);[.G11])" office:value-type="string" office:string-value="Tax Point Date">
            <text:p>Tax Point Date</text:p>
          </table:table-cell>
          <table:table-cell office:value-type="string">
            <text:p>Date</text:p>
          </table:table-cell>
          <table:table-cell/>
          <table:table-cell table:formula="oooc:=IF([.J11]&lt;&gt;&quot;&quot;;CONCATENATE([.J11];&quot;_ &quot;;[.I11];&quot;. Type&quot;);CONCATENATE([.I11];&quot;. Type&quot;))" office:value-type="string" office:string-value="Date. Type">
            <text:p>Dat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5" office:value-type="string">
            <text:p>The date of the Self Billed Credit Note, used to indicate the point at which tax becomes applicable.</text:p>
          </table:table-cell>
          <table:table-cell table:number-columns-repeated="2"/>
          <table:table-cell table:style-name="ce38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8" table:number-columns-repeated="114"/>
          <table:table-cell table:number-columns-repeated="111"/>
        </table:table-row>
        <table:table-row table:style-name="ro2">
          <table:table-cell table:formula="oooc:=SUBSTITUTE(SUBSTITUTE(CONCATENATE(IF([.E12]=&quot;Universally Unique&quot;;&quot;UU&quot;;[.E12]);IF([.G12]&lt;&gt;[.I12];[.H12];[.F12]);CONCATENATE(IF([.I12]=&quot;Identifier&quot;;&quot;ID&quot;;IF([.I12]=&quot;Text&quot;;&quot;&quot;;[.I12]))));&quot; &quot;;&quot;&quot;);&quot;'&quot;;&quot;&quot;)" office:value-type="string" office:string-value="Note">
            <text:p>Note</text:p>
          </table:table-cell>
          <table:table-cell office:value-type="string">
            <text:p>Self Billed Credit Note. Note. Text</text:p>
          </table:table-cell>
          <table:table-cell/>
          <table:table-cell office:value-type="string">
            <text:p>Self Billed Credit Note</text:p>
          </table:table-cell>
          <table:table-cell table:number-columns-repeated="2"/>
          <table:table-cell office:value-type="string">
            <text:p>Note</text:p>
          </table:table-cell>
          <table:table-cell table:formula="oooc:=IF([.F12]&lt;&gt;&quot;&quot;;CONCATENATE([.F12];&quot; &quot;;[.G12]);[.G12])" office:value-type="string" office:string-value="Note">
            <text:p>Note</text:p>
          </table:table-cell>
          <table:table-cell office:value-type="string">
            <text:p>Text</text:p>
          </table:table-cell>
          <table:table-cell/>
          <table:table-cell table:formula="oooc:=IF([.J12]&lt;&gt;&quot;&quot;;CONCATENATE([.J12];&quot;_ &quot;;[.I12];&quot;. Type&quot;);CONCATENATE([.I12];&quot;. Type&quot;))" office:value-type="string" office:string-value="Text. Type">
            <text:p>Text. Type</text:p>
          </table:table-cell>
          <table:table-cell table:number-columns-repeated="3"/>
          <table:table-cell table:style-name="ce19" office:value-type="string">
            <text:p>0..n</text:p>
          </table:table-cell>
          <table:table-cell office:value-type="string">
            <text:p>BBIE</text:p>
          </table:table-cell>
          <table:table-cell table:style-name="ce25" office:value-type="string">
            <text:p>Free-form text applying to the Self Billed Credit Note. This element may contain notes or any other similar information that is not contained explicitly in another structure.</text:p>
          </table:table-cell>
          <table:table-cell table:number-columns-repeated="2"/>
          <table:table-cell table:style-name="ce38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8" table:number-columns-repeated="114"/>
          <table:table-cell table:number-columns-repeated="111"/>
        </table:table-row>
        <table:table-row table:style-name="ro3">
          <table:table-cell table:formula="oooc:=SUBSTITUTE(SUBSTITUTE(CONCATENATE(IF([.E13]=&quot;Universally Unique&quot;;&quot;UU&quot;;[.E13]);IF([.G13]&lt;&gt;[.I13];[.H13];[.F13]);CONCATENATE(IF([.I13]=&quot;Identifier&quot;;&quot;ID&quot;;IF([.I13]=&quot;Text&quot;;&quot;&quot;;[.I13]))));&quot; &quot;;&quot;&quot;);&quot;'&quot;;&quot;&quot;)" office:value-type="string" office:string-value="DocumentCurrencyCode">
            <text:p>DocumentCurrencyCode</text:p>
          </table:table-cell>
          <table:table-cell table:style-name="ce8" office:value-type="string">
            <text:p>Self Billed Credit Note. Document_ Currency Code. Code</text:p>
          </table:table-cell>
          <table:table-cell/>
          <table:table-cell office:value-type="string">
            <text:p>Self Billed Credit Note</text:p>
          </table:table-cell>
          <table:table-cell office:value-type="string">
            <text:p>Document</text:p>
          </table:table-cell>
          <table:table-cell office:value-type="string">
            <text:p>Currency</text:p>
          </table:table-cell>
          <table:table-cell table:style-name="ce8" office:value-type="string">
            <text:p>Code</text:p>
          </table:table-cell>
          <table:table-cell table:formula="oooc:=IF([.F13]&lt;&gt;&quot;&quot;;CONCATENATE([.F13];&quot; &quot;;[.G13]);[.G13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3]&lt;&gt;&quot;&quot;;CONCATENATE([.J13];&quot;_ &quot;;[.I13];&quot;. Type&quot;);CONCATENATE([.I13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BBIE</text:p>
          </table:table-cell>
          <table:table-cell table:style-name="ce25" office:value-type="string">
            <text:p>The default currency for the Self Billed Credit Note.</text:p>
          </table:table-cell>
          <table:table-cell table:number-columns-repeated="2"/>
          <table:table-cell table:style-name="ce38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8" table:number-columns-repeated="114"/>
          <table:table-cell table:number-columns-repeated="111"/>
        </table:table-row>
        <table:table-row table:style-name="ro3">
          <table:table-cell table:formula="oooc:=SUBSTITUTE(SUBSTITUTE(CONCATENATE(IF([.E14]=&quot;Universally Unique&quot;;&quot;UU&quot;;[.E14]);IF([.G14]&lt;&gt;[.I14];[.H14];[.F14]);CONCATENATE(IF([.I14]=&quot;Identifier&quot;;&quot;ID&quot;;IF([.I14]=&quot;Text&quot;;&quot;&quot;;[.I14]))));&quot; &quot;;&quot;&quot;);&quot;'&quot;;&quot;&quot;)" office:value-type="string" office:string-value="TaxCurrencyCode">
            <text:p>TaxCurrencyCode</text:p>
          </table:table-cell>
          <table:table-cell table:style-name="ce8" office:value-type="string">
            <text:p>Self Billed Credit Note. Tax_ Currency Code. Code</text:p>
          </table:table-cell>
          <table:table-cell/>
          <table:table-cell office:value-type="string">
            <text:p>Self Billed Credit Note</text:p>
          </table:table-cell>
          <table:table-cell office:value-type="string">
            <text:p>Tax</text:p>
          </table:table-cell>
          <table:table-cell office:value-type="string">
            <text:p>Currency</text:p>
          </table:table-cell>
          <table:table-cell table:style-name="ce8" office:value-type="string">
            <text:p>Code</text:p>
          </table:table-cell>
          <table:table-cell table:formula="oooc:=IF([.F14]&lt;&gt;&quot;&quot;;CONCATENATE([.F14];&quot; &quot;;[.G14]);[.G14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4]&lt;&gt;&quot;&quot;;CONCATENATE([.J14];&quot;_ &quot;;[.I14];&quot;. Type&quot;);CONCATENATE([.I14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8" office:value-type="string">
            <text:p>The currency used for tax amounts in the Self Billed Credit Note.</text:p>
          </table:table-cell>
          <table:table-cell table:number-columns-repeated="2"/>
          <table:table-cell table:style-name="ce38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8" table:number-columns-repeated="114"/>
          <table:table-cell table:number-columns-repeated="111"/>
        </table:table-row>
        <table:table-row table:style-name="ro3">
          <table:table-cell table:formula="oooc:=SUBSTITUTE(SUBSTITUTE(CONCATENATE(IF([.E15]=&quot;Universally Unique&quot;;&quot;UU&quot;;[.E15]);IF([.G15]&lt;&gt;[.I15];[.H15];[.F15]);CONCATENATE(IF([.I15]=&quot;Identifier&quot;;&quot;ID&quot;;IF([.I15]=&quot;Text&quot;;&quot;&quot;;[.I15]))));&quot; &quot;;&quot;&quot;);&quot;'&quot;;&quot;&quot;)" office:value-type="string" office:string-value="PricingCurrencyCode">
            <text:p>PricingCurrencyCode</text:p>
          </table:table-cell>
          <table:table-cell table:style-name="ce8" office:value-type="string">
            <text:p>Self Billed Credit Note. Pricing_ Currency Code. Code</text:p>
          </table:table-cell>
          <table:table-cell/>
          <table:table-cell office:value-type="string">
            <text:p>Self Billed Credit Note</text:p>
          </table:table-cell>
          <table:table-cell office:value-type="string">
            <text:p>Pricing</text:p>
          </table:table-cell>
          <table:table-cell office:value-type="string">
            <text:p>Currency</text:p>
          </table:table-cell>
          <table:table-cell table:style-name="ce8" office:value-type="string">
            <text:p>Code</text:p>
          </table:table-cell>
          <table:table-cell table:formula="oooc:=IF([.F15]&lt;&gt;&quot;&quot;;CONCATENATE([.F15];&quot; &quot;;[.G15]);[.G15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5]&lt;&gt;&quot;&quot;;CONCATENATE([.J15];&quot;_ &quot;;[.I15];&quot;. Type&quot;);CONCATENATE([.I15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8" office:value-type="string">
            <text:p>The currency used for prices in the Self Billed Credit Note.</text:p>
          </table:table-cell>
          <table:table-cell table:number-columns-repeated="2"/>
          <table:table-cell table:style-name="ce38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8" table:number-columns-repeated="114"/>
          <table:table-cell table:number-columns-repeated="111"/>
        </table:table-row>
        <table:table-row table:style-name="ro3">
          <table:table-cell table:formula="oooc:=SUBSTITUTE(SUBSTITUTE(CONCATENATE(IF([.E16]=&quot;Universally Unique&quot;;&quot;UU&quot;;[.E16]);IF([.G16]&lt;&gt;[.I16];[.H16];[.F16]);CONCATENATE(IF([.I16]=&quot;Identifier&quot;;&quot;ID&quot;;IF([.I16]=&quot;Text&quot;;&quot;&quot;;[.I16]))));&quot; &quot;;&quot;&quot;);&quot;'&quot;;&quot;&quot;)" office:value-type="string" office:string-value="AccountingCostCode">
            <text:p>AccountingCostCode</text:p>
          </table:table-cell>
          <table:table-cell table:style-name="ce8" office:value-type="string">
            <text:p>Self Billed Credit Note. Accounting Cost Code. Code</text:p>
          </table:table-cell>
          <table:table-cell/>
          <table:table-cell office:value-type="string">
            <text:p>Self Billed Credit Note</text:p>
          </table:table-cell>
          <table:table-cell table:style-name="ce7"/>
          <table:table-cell table:style-name="ce7" office:value-type="string">
            <text:p>Accounting Cost</text:p>
          </table:table-cell>
          <table:table-cell table:style-name="ce3" office:value-type="string">
            <text:p>Code</text:p>
          </table:table-cell>
          <table:table-cell table:formula="oooc:=IF([.F16]&lt;&gt;&quot;&quot;;CONCATENATE([.F16];&quot; &quot;;[.G16]);[.G16])" office:value-type="string" office:string-value="Accounting Cost Code">
            <text:p>Accounting Cost Code</text:p>
          </table:table-cell>
          <table:table-cell office:value-type="string">
            <text:p>Code</text:p>
          </table:table-cell>
          <table:table-cell/>
          <table:table-cell table:formula="oooc:=IF([.J16]&lt;&gt;&quot;&quot;;CONCATENATE([.J16];&quot;_ &quot;;[.I16];&quot;. Type&quot;);CONCATENATE([.I16];&quot;. Type&quot;))" office:value-type="string" office:string-value="Code. Type">
            <text:p>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8" office:value-type="string">
            <text:p>The Buyer's accounting code applied to the Self Billed Credit Note as a whole.</text:p>
          </table:table-cell>
          <table:table-cell table:number-columns-repeated="2"/>
          <table:table-cell table:style-name="ce38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8" table:number-columns-repeated="114"/>
          <table:table-cell table:number-columns-repeated="111"/>
        </table:table-row>
        <table:table-row table:style-name="ro2">
          <table:table-cell table:formula="oooc:=SUBSTITUTE(SUBSTITUTE(CONCATENATE(IF([.E17]=&quot;Universally Unique&quot;;&quot;UU&quot;;[.E17]);IF([.G17]&lt;&gt;[.I17];[.H17];[.F17]);CONCATENATE(IF([.I17]=&quot;Identifier&quot;;&quot;ID&quot;;IF([.I17]=&quot;Text&quot;;&quot;&quot;;[.I17]))));&quot; &quot;;&quot;&quot;);&quot;'&quot;;&quot;&quot;)" office:value-type="string" office:string-value="AccountingCost">
            <text:p>AccountingCost</text:p>
          </table:table-cell>
          <table:table-cell table:style-name="ce8" office:value-type="string">
            <text:p>Self Billed Credit Note. Accounting Cost. Text</text:p>
          </table:table-cell>
          <table:table-cell/>
          <table:table-cell office:value-type="string">
            <text:p>Self Billed Credit Note</text:p>
          </table:table-cell>
          <table:table-cell table:number-columns-repeated="2" table:style-name="ce7"/>
          <table:table-cell table:style-name="ce7" office:value-type="string">
            <text:p>Accounting Cost</text:p>
          </table:table-cell>
          <table:table-cell table:formula="oooc:=IF([.F17]&lt;&gt;&quot;&quot;;CONCATENATE([.F17];&quot; &quot;;[.G17]);[.G17])" office:value-type="string" office:string-value="Accounting Cost">
            <text:p>Accounting Cost</text:p>
          </table:table-cell>
          <table:table-cell table:style-name="ce8" office:value-type="string">
            <text:p>Text</text:p>
          </table:table-cell>
          <table:table-cell/>
          <table:table-cell table:formula="oooc:=IF([.J17]&lt;&gt;&quot;&quot;;CONCATENATE([.J17];&quot;_ &quot;;[.I17];&quot;. Type&quot;);CONCATENATE([.I17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8" office:value-type="string">
            <text:p>The Buyer's accounting code applied to the Self Billed Credit Note as a whole, expressed as text.</text:p>
          </table:table-cell>
          <table:table-cell table:number-columns-repeated="2"/>
          <table:table-cell table:style-name="ce38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8" table:number-columns-repeated="114"/>
          <table:table-cell table:number-columns-repeated="111"/>
        </table:table-row>
        <table:table-row table:style-name="ro3">
          <table:table-cell table:formula="oooc:=SUBSTITUTE(SUBSTITUTE(CONCATENATE(IF([.E18]=&quot;Universally Unique&quot;;&quot;UU&quot;;[.E18]);IF([.G18]&lt;&gt;[.I18];[.H18];[.F18]);CONCATENATE(IF([.I18]=&quot;Identifier&quot;;&quot;ID&quot;;IF([.I18]=&quot;Text&quot;;&quot;&quot;;[.I18]))));&quot; &quot;;&quot;&quot;);&quot;'&quot;;&quot;&quot;)" office:value-type="string" office:string-value="LineCountNumeric">
            <text:p>LineCountNumeric</text:p>
          </table:table-cell>
          <table:table-cell table:style-name="ce8" office:value-type="string">
            <text:p>Self Billed Credit Note. Line Count. Numeric</text:p>
          </table:table-cell>
          <table:table-cell/>
          <table:table-cell office:value-type="string">
            <text:p>Self Billed Credit Note</text:p>
          </table:table-cell>
          <table:table-cell/>
          <table:table-cell table:style-name="ce8" office:value-type="string">
            <text:p>Line</text:p>
          </table:table-cell>
          <table:table-cell table:style-name="ce8" office:value-type="string">
            <text:p>Count</text:p>
          </table:table-cell>
          <table:table-cell table:formula="oooc:=IF([.F18]&lt;&gt;&quot;&quot;;CONCATENATE([.F18];&quot; &quot;;[.G18]);[.G18])" office:value-type="string" office:string-value="Line Count">
            <text:p>Line Count</text:p>
          </table:table-cell>
          <table:table-cell table:style-name="ce8" office:value-type="string">
            <text:p>Numeric</text:p>
          </table:table-cell>
          <table:table-cell/>
          <table:table-cell table:formula="oooc:=IF([.J18]&lt;&gt;&quot;&quot;;CONCATENATE([.J18];&quot;_ &quot;;[.I18];&quot;. Type&quot;);CONCATENATE([.I18];&quot;. Type&quot;))" office:value-type="string" office:string-value="Numeric. Type">
            <text:p>Numeric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6" office:value-type="string">
            <text:p>The number of lines in the document.</text:p>
          </table:table-cell>
          <table:table-cell table:number-columns-repeated="2"/>
          <table:table-cell table:style-name="ce38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8" table:number-columns-repeated="114"/>
          <table:table-cell table:number-columns-repeated="111"/>
        </table:table-row>
        <table:table-row table:style-name="ro2">
          <table:table-cell table:style-name="ce5" table:formula="oooc:=SUBSTITUTE(SUBSTITUTE(CONCATENATE(IF([.E19]=&quot;Universally Unique&quot;;&quot;UU&quot;;[.E19]);[.F19];IF([.H19]&lt;&gt;[.I19];[.H19];&quot;&quot;);CONCATENATE(IF([.I19]=&quot;Identifier&quot;;&quot;ID&quot;;IF([.I19]=&quot;Text&quot;;&quot;&quot;;[.I19]))));&quot; &quot;;&quot;&quot;);&quot;'&quot;;&quot;&quot;)" office:value-type="string" office:string-value="InvoicePeriod">
            <text:p>InvoicePeriod</text:p>
          </table:table-cell>
          <table:table-cell table:style-name="ce5" office:value-type="string">
            <text:p>Self Billed Credit Note. Invoice_ Period. Period</text:p>
          </table:table-cell>
          <table:table-cell table:style-name="ce5"/>
          <table:table-cell table:style-name="ce5" office:value-type="string">
            <text:p>Self Billed Credit Note</text:p>
          </table:table-cell>
          <table:table-cell table:style-name="ce5" office:value-type="string">
            <text:p>Invoice</text:p>
          </table:table-cell>
          <table:table-cell table:style-name="ce5"/>
          <table:table-cell table:style-name="ce5"/>
          <table:table-cell table:style-name="ce5" table:formula="oooc:=[.M19]" office:value-type="string" office:string-value="Period">
            <text:p>Period</text:p>
          </table:table-cell>
          <table:table-cell table:style-name="ce5" table:formula="oooc:=[.M19]" office:value-type="string" office:string-value="Period">
            <text:p>Period</text:p>
          </table:table-cell>
          <table:table-cell table:style-name="ce5" table:number-columns-repeated="3"/>
          <table:table-cell table:style-name="ce15" office:value-type="string">
            <text:p>Period</text:p>
          </table:table-cell>
          <table:table-cell table:style-name="ce5"/>
          <table:table-cell table:style-name="ce21" office:value-type="string">
            <text:p>0..n</text:p>
          </table:table-cell>
          <table:table-cell table:style-name="ce5" office:value-type="string">
            <text:p>ASBIE</text:p>
          </table:table-cell>
          <table:table-cell table:style-name="ce29" office:value-type="string">
            <text:p>Associates the Self Billed Credit Note with an Invoicing Period rather than a specific Invoice (Self Billing).</text:p>
          </table:table-cell>
          <table:table-cell table:style-name="ce36" table:number-columns-repeated="2"/>
          <table:table-cell table:style-name="ce39" office:value-type="string">
            <text:p>2.0</text:p>
          </table:table-cell>
          <table:table-cell table:style-name="ce43"/>
          <table:table-cell table:style-name="ce21"/>
          <table:table-cell table:style-name="ce5" office:value-type="string">
            <text:p>Procurement</text:p>
          </table:table-cell>
          <table:table-cell table:style-name="ce5" table:number-columns-repeated="8"/>
          <table:table-cell table:number-columns-repeated="225"/>
        </table:table-row>
        <table:table-row table:style-name="ro3">
          <table:table-cell table:style-name="ce5" table:formula="oooc:=SUBSTITUTE(SUBSTITUTE(CONCATENATE(IF([.E20]=&quot;Universally Unique&quot;;&quot;UU&quot;;[.E20]);[.F20];IF([.H20]&lt;&gt;[.I20];[.H20];&quot;&quot;);CONCATENATE(IF([.I20]=&quot;Identifier&quot;;&quot;ID&quot;;IF([.I20]=&quot;Text&quot;;&quot;&quot;;[.I20]))));&quot; &quot;;&quot;&quot;);&quot;'&quot;;&quot;&quot;)" office:value-type="string" office:string-value="DiscrepancyResponse">
            <text:p>DiscrepancyResponse</text:p>
          </table:table-cell>
          <table:table-cell table:style-name="ce5" office:value-type="string">
            <text:p>Self Billed Credit Note. Discrepancy_ Response. Response</text:p>
          </table:table-cell>
          <table:table-cell table:style-name="ce5"/>
          <table:table-cell table:style-name="ce5" office:value-type="string">
            <text:p>Self Billed Credit Note</text:p>
          </table:table-cell>
          <table:table-cell table:style-name="ce5" office:value-type="string">
            <text:p>Discrepancy</text:p>
          </table:table-cell>
          <table:table-cell table:style-name="ce5"/>
          <table:table-cell table:style-name="ce5"/>
          <table:table-cell table:style-name="ce5" table:formula="oooc:=[.M20]" office:value-type="string" office:string-value="Response">
            <text:p>Response</text:p>
          </table:table-cell>
          <table:table-cell table:style-name="ce5" table:formula="oooc:=[.M20]" office:value-type="string" office:string-value="Response">
            <text:p>Response</text:p>
          </table:table-cell>
          <table:table-cell table:style-name="ce5" table:number-columns-repeated="3"/>
          <table:table-cell table:style-name="ce15" office:value-type="string">
            <text:p>Response</text:p>
          </table:table-cell>
          <table:table-cell table:style-name="ce5"/>
          <table:table-cell table:style-name="ce21" office:value-type="string">
            <text:p>0..n</text:p>
          </table:table-cell>
          <table:table-cell table:style-name="ce5" office:value-type="string">
            <text:p>ASBIE</text:p>
          </table:table-cell>
          <table:table-cell table:style-name="ce30" office:value-type="string">
            <text:p>An association to a reason for the Self Billed Credit Note as a whole.</text:p>
          </table:table-cell>
          <table:table-cell table:style-name="ce36" table:number-columns-repeated="2"/>
          <table:table-cell table:style-name="ce39" office:value-type="string">
            <text:p>2.0</text:p>
          </table:table-cell>
          <table:table-cell table:style-name="ce36" table:number-columns-repeated="2"/>
          <table:table-cell table:style-name="ce5" office:value-type="string">
            <text:p>Procurement</text:p>
          </table:table-cell>
          <table:table-cell table:style-name="ce36" table:number-columns-repeated="8"/>
          <table:table-cell table:style-name="ce48" table:number-columns-repeated="114"/>
          <table:table-cell table:number-columns-repeated="111"/>
        </table:table-row>
        <table:table-row table:style-name="ro2">
          <table:table-cell table:style-name="ce5" table:formula="oooc:=SUBSTITUTE(SUBSTITUTE(CONCATENATE(IF([.E21]=&quot;Universally Unique&quot;;&quot;UU&quot;;[.E21]);[.F21];IF([.H21]&lt;&gt;[.I21];[.H21];&quot;&quot;);CONCATENATE(IF([.I21]=&quot;Identifier&quot;;&quot;ID&quot;;IF([.I21]=&quot;Text&quot;;&quot;&quot;;[.I21]))));&quot; &quot;;&quot;&quot;);&quot;'&quot;;&quot;&quot;)" office:value-type="string" office:string-value="OrderReference">
            <text:p>OrderReference</text:p>
          </table:table-cell>
          <table:table-cell table:style-name="ce5" office:value-type="string">
            <text:p>Self Billed Credit Note. Order Reference</text:p>
          </table:table-cell>
          <table:table-cell table:style-name="ce5"/>
          <table:table-cell table:style-name="ce5" office:value-type="string">
            <text:p>Self Billed Credit Note</text:p>
          </table:table-cell>
          <table:table-cell table:number-columns-repeated="2" table:style-name="ce5"/>
          <table:table-cell table:style-name="ce5"/>
          <table:table-cell table:style-name="ce5" table:formula="oooc:=[.M21]" office:value-type="string" office:string-value="Order Reference">
            <text:p>Order Reference</text:p>
          </table:table-cell>
          <table:table-cell table:style-name="ce5" table:formula="oooc:=[.M21]" office:value-type="string" office:string-value="Order Reference">
            <text:p>Order Reference</text:p>
          </table:table-cell>
          <table:table-cell table:style-name="ce5" table:number-columns-repeated="3"/>
          <table:table-cell table:style-name="ce15" office:value-type="string">
            <text:p>Order Reference</text:p>
          </table:table-cell>
          <table:table-cell table:style-name="ce5"/>
          <table:table-cell table:style-name="ce21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29" office:value-type="string">
            <text:p>An association to Order Reference.</text:p>
          </table:table-cell>
          <table:table-cell table:style-name="ce36" table:number-columns-repeated="2"/>
          <table:table-cell table:style-name="ce39" office:value-type="string">
            <text:p>2.0</text:p>
          </table:table-cell>
          <table:table-cell table:style-name="ce43"/>
          <table:table-cell table:style-name="ce21"/>
          <table:table-cell table:style-name="ce5" office:value-type="string">
            <text:p>Procurement</text:p>
          </table:table-cell>
          <table:table-cell table:style-name="ce5" table:number-columns-repeated="8"/>
          <table:table-cell table:style-name="ce48" table:number-columns-repeated="114"/>
          <table:table-cell table:number-columns-repeated="111"/>
        </table:table-row>
        <table:table-row table:style-name="ro2">
          <table:table-cell table:style-name="ce5" table:formula="oooc:=SUBSTITUTE(SUBSTITUTE(CONCATENATE(IF([.E22]=&quot;Universally Unique&quot;;&quot;UU&quot;;[.E22]);[.F22];IF([.H22]&lt;&gt;[.I22];[.H22];&quot;&quot;);CONCATENATE(IF([.I22]=&quot;Identifier&quot;;&quot;ID&quot;;IF([.I22]=&quot;Text&quot;;&quot;&quot;;[.I22]))));&quot; &quot;;&quot;&quot;);&quot;'&quot;;&quot;&quot;)" office:value-type="string" office:string-value="BillingReference">
            <text:p>BillingReference</text:p>
          </table:table-cell>
          <table:table-cell table:style-name="ce5" office:value-type="string">
            <text:p>Self Billed Credit Note. Billing Reference</text:p>
          </table:table-cell>
          <table:table-cell table:style-name="ce5"/>
          <table:table-cell table:style-name="ce5" office:value-type="string">
            <text:p>Self Billed Credit Note</text:p>
          </table:table-cell>
          <table:table-cell table:number-columns-repeated="2" table:style-name="ce5"/>
          <table:table-cell table:style-name="ce5"/>
          <table:table-cell table:style-name="ce5" table:formula="oooc:=[.M22]" office:value-type="string" office:string-value="Billing Reference">
            <text:p>Billing Reference</text:p>
          </table:table-cell>
          <table:table-cell table:style-name="ce5" table:formula="oooc:=[.M22]" office:value-type="string" office:string-value="Billing Reference">
            <text:p>Billing Reference</text:p>
          </table:table-cell>
          <table:table-cell table:style-name="ce5" table:number-columns-repeated="3"/>
          <table:table-cell table:style-name="ce15" office:value-type="string">
            <text:p>Billing Reference</text:p>
          </table:table-cell>
          <table:table-cell table:style-name="ce5"/>
          <table:table-cell table:style-name="ce21" office:value-type="string">
            <text:p>0..n</text:p>
          </table:table-cell>
          <table:table-cell table:style-name="ce5" office:value-type="string">
            <text:p>ASBIE</text:p>
          </table:table-cell>
          <table:table-cell table:style-name="ce29" office:value-type="string">
            <text:p>An association to Billing Reference.</text:p>
          </table:table-cell>
          <table:table-cell table:style-name="ce36" table:number-columns-repeated="2"/>
          <table:table-cell table:style-name="ce39" office:value-type="string">
            <text:p>2.0</text:p>
          </table:table-cell>
          <table:table-cell table:style-name="ce43"/>
          <table:table-cell table:style-name="ce21"/>
          <table:table-cell table:style-name="ce5" office:value-type="string">
            <text:p>Procurement</text:p>
          </table:table-cell>
          <table:table-cell table:style-name="ce5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23]=&quot;Globally Unique&quot;;&quot;GU&quot;;[.E23]);[.F23];IF([.H23]&lt;&gt;[.I23];[.H23];&quot;&quot;);CONCATENATE(IF([.I23]=&quot;Identifier&quot;;&quot;ID&quot;;IF([.I23]=&quot;Text&quot;;&quot;&quot;;[.I23]))));&quot; &quot;;&quot;&quot;);&quot;'&quot;;&quot;&quot;)" office:value-type="string" office:string-value="DespatchDocumentReference">
            <text:p>DespatchDocumentReference</text:p>
          </table:table-cell>
          <table:table-cell table:style-name="ce5" office:value-type="string">
            <text:p>Self Billed Credit Note. Despatch_ Document Reference. Document Reference</text:p>
          </table:table-cell>
          <table:table-cell table:style-name="ce9"/>
          <table:table-cell table:style-name="ce5" office:value-type="string">
            <text:p>Self Billed Credit Note</text:p>
          </table:table-cell>
          <table:table-cell table:style-name="ce9" office:value-type="string">
            <text:p>Despatch</text:p>
          </table:table-cell>
          <table:table-cell table:style-name="ce9"/>
          <table:table-cell table:style-name="ce9"/>
          <table:table-cell table:style-name="ce5" table:formula="oooc:=[.M23]" office:value-type="string" office:string-value="Document Reference">
            <text:p>Document Reference</text:p>
          </table:table-cell>
          <table:table-cell table:style-name="ce5" table:formula="oooc:=[.M23]" office:value-type="string" office:string-value="Document Reference">
            <text:p>Document Reference</text:p>
          </table:table-cell>
          <table:table-cell table:style-name="ce5"/>
          <table:table-cell table:style-name="ce9" table:number-columns-repeated="2"/>
          <table:table-cell table:style-name="ce16" office:value-type="string">
            <text:p>Document Reference</text:p>
          </table:table-cell>
          <table:table-cell table:style-name="ce9"/>
          <table:table-cell table:style-name="ce21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9" office:value-type="string">
            <text:p>An associative reference to Despatch Advice.</text:p>
          </table:table-cell>
          <table:table-cell table:style-name="ce31" table:number-columns-repeated="2"/>
          <table:table-cell table:style-name="ce40" office:value-type="string">
            <text:p>1.0</text:p>
          </table:table-cell>
          <table:table-cell table:style-name="ce44"/>
          <table:table-cell table:style-name="ce46"/>
          <table:table-cell table:style-name="ce9" office:value-type="string">
            <text:p>Procurement</text:p>
          </table:table-cell>
          <table:table-cell table:style-name="ce9" table:number-columns-repeated="8"/>
          <table:table-cell table:style-name="ce5" office:value-type="string">
            <text:p>Modified definition text</text:p>
          </table:table-cell>
          <table:table-cell table:style-name="ce5" table:number-columns-repeated="5"/>
          <table:table-cell table:style-name="ce31"/>
          <table:table-cell table:style-name="ce5" table:number-columns-repeated="12"/>
          <table:table-cell table:style-name="ce49" table:number-columns-repeated="113"/>
          <table:table-cell table:style-name="ce3" table:number-columns-repeated="93"/>
        </table:table-row>
        <table:table-row table:style-name="ro2">
          <table:table-cell table:style-name="ce5" table:formula="oooc:=SUBSTITUTE(SUBSTITUTE(CONCATENATE(IF([.E24]=&quot;Globally Unique&quot;;&quot;GU&quot;;[.E24]);[.F24];IF([.H24]&lt;&gt;[.I24];[.H24];&quot;&quot;);CONCATENATE(IF([.I24]=&quot;Identifier&quot;;&quot;ID&quot;;IF([.I24]=&quot;Text&quot;;&quot;&quot;;[.I24]))));&quot; &quot;;&quot;&quot;);&quot;'&quot;;&quot;&quot;)" office:value-type="string" office:string-value="ReceiptDocumentReference">
            <text:p>ReceiptDocumentReference</text:p>
          </table:table-cell>
          <table:table-cell table:style-name="ce5" office:value-type="string">
            <text:p>Self Billed Credit Note. Receipt_ Document Reference. Document Reference</text:p>
          </table:table-cell>
          <table:table-cell table:style-name="ce9"/>
          <table:table-cell table:style-name="ce5" office:value-type="string">
            <text:p>Self Billed Credit Note</text:p>
          </table:table-cell>
          <table:table-cell table:style-name="ce9" office:value-type="string">
            <text:p>Receipt</text:p>
          </table:table-cell>
          <table:table-cell table:style-name="ce9"/>
          <table:table-cell table:style-name="ce9"/>
          <table:table-cell table:style-name="ce5" table:formula="oooc:=[.M24]" office:value-type="string" office:string-value="Document Reference">
            <text:p>Document Reference</text:p>
          </table:table-cell>
          <table:table-cell table:style-name="ce5" table:formula="oooc:=[.M24]" office:value-type="string" office:string-value="Document Reference">
            <text:p>Document Reference</text:p>
          </table:table-cell>
          <table:table-cell table:style-name="ce5"/>
          <table:table-cell table:style-name="ce9" table:number-columns-repeated="2"/>
          <table:table-cell table:style-name="ce16" office:value-type="string">
            <text:p>Document Reference</text:p>
          </table:table-cell>
          <table:table-cell table:style-name="ce9"/>
          <table:table-cell table:style-name="ce21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9" office:value-type="string">
            <text:p>An associative reference to Receipt Advice.</text:p>
          </table:table-cell>
          <table:table-cell table:style-name="ce31" table:number-columns-repeated="2"/>
          <table:table-cell table:style-name="ce40" office:value-type="string">
            <text:p>1.0</text:p>
          </table:table-cell>
          <table:table-cell table:style-name="ce44"/>
          <table:table-cell table:style-name="ce46"/>
          <table:table-cell table:style-name="ce9" office:value-type="string">
            <text:p>Procurement</text:p>
          </table:table-cell>
          <table:table-cell table:style-name="ce9" table:number-columns-repeated="8"/>
          <table:table-cell table:style-name="ce5" office:value-type="string">
            <text:p>Modified definition text</text:p>
          </table:table-cell>
          <table:table-cell table:style-name="ce5" table:number-columns-repeated="5"/>
          <table:table-cell table:style-name="ce31"/>
          <table:table-cell table:style-name="ce5" table:number-columns-repeated="12"/>
          <table:table-cell table:style-name="ce3" table:number-columns-repeated="206"/>
        </table:table-row>
        <table:table-row table:style-name="ro2">
          <table:table-cell table:style-name="ce5" table:formula="oooc:=SUBSTITUTE(SUBSTITUTE(CONCATENATE(IF([.E25]=&quot;Globally Unique&quot;;&quot;GU&quot;;[.E25]);[.F25];IF([.H25]&lt;&gt;[.I25];[.H25];&quot;&quot;);CONCATENATE(IF([.I25]=&quot;Identifier&quot;;&quot;ID&quot;;IF([.I25]=&quot;Text&quot;;&quot;&quot;;[.I25]))));&quot; &quot;;&quot;&quot;);&quot;'&quot;;&quot;&quot;)" office:value-type="string" office:string-value="ContractDocumentReference">
            <text:p>ContractDocumentReference</text:p>
          </table:table-cell>
          <table:table-cell table:style-name="ce5" office:value-type="string">
            <text:p>Self Billed Credit Note. Contract_ Document Reference. Document Reference</text:p>
          </table:table-cell>
          <table:table-cell table:style-name="ce5"/>
          <table:table-cell table:style-name="ce5" office:value-type="string">
            <text:p>Self Billed Credit Note</text:p>
          </table:table-cell>
          <table:table-cell table:style-name="ce5" office:value-type="string">
            <text:p>Contract</text:p>
          </table:table-cell>
          <table:table-cell table:style-name="ce5"/>
          <table:table-cell table:style-name="ce5"/>
          <table:table-cell table:style-name="ce5" table:formula="oooc:=[.M25]" office:value-type="string" office:string-value="Document Reference">
            <text:p>Document Reference</text:p>
          </table:table-cell>
          <table:table-cell table:style-name="ce5" table:formula="oooc:=[.M25]" office:value-type="string" office:string-value="Document Reference">
            <text:p>Document Reference</text:p>
          </table:table-cell>
          <table:table-cell table:style-name="ce5" table:number-columns-repeated="3"/>
          <table:table-cell table:style-name="ce15" office:value-type="string">
            <text:p>Document Reference</text:p>
          </table:table-cell>
          <table:table-cell table:style-name="ce5"/>
          <table:table-cell table:style-name="ce21" office:value-type="string">
            <text:p>0..n</text:p>
          </table:table-cell>
          <table:table-cell table:style-name="ce5" office:value-type="string">
            <text:p>ASBIE</text:p>
          </table:table-cell>
          <table:table-cell table:style-name="ce29" office:value-type="string">
            <text:p>An associative reference to Contract.</text:p>
          </table:table-cell>
          <table:table-cell table:style-name="ce36" table:number-columns-repeated="2"/>
          <table:table-cell table:style-name="ce39" office:value-type="string">
            <text:p>2.0</text:p>
          </table:table-cell>
          <table:table-cell table:style-name="ce43"/>
          <table:table-cell table:style-name="ce21"/>
          <table:table-cell table:style-name="ce5" office:value-type="string">
            <text:p>Procurement</text:p>
          </table:table-cell>
          <table:table-cell table:style-name="ce5" table:number-columns-repeated="11"/>
          <table:table-cell table:style-name="ce36"/>
          <table:table-cell table:style-name="ce5" table:number-columns-repeated="15"/>
          <table:table-cell table:number-columns-repeated="187"/>
          <table:table-cell table:style-name="ce4" table:number-columns-repeated="19"/>
        </table:table-row>
        <table:table-row table:style-name="ro2">
          <table:table-cell table:style-name="ce5" table:formula="oooc:=SUBSTITUTE(SUBSTITUTE(CONCATENATE(IF([.E26]=&quot;Globally Unique&quot;;&quot;GU&quot;;[.E26]);[.F26];IF([.H26]&lt;&gt;[.I26];[.H26];&quot;&quot;);CONCATENATE(IF([.I26]=&quot;Identifier&quot;;&quot;ID&quot;;IF([.I26]=&quot;Text&quot;;&quot;&quot;;[.I26]))));&quot; &quot;;&quot;&quot;);&quot;'&quot;;&quot;&quot;)" office:value-type="string" office:string-value="AdditionalDocumentReference">
            <text:p>AdditionalDocumentReference</text:p>
          </table:table-cell>
          <table:table-cell table:style-name="ce5" office:value-type="string">
            <text:p>Self Billed Credit Note. Additional_ Document Reference. Document Reference</text:p>
          </table:table-cell>
          <table:table-cell table:style-name="ce5"/>
          <table:table-cell table:style-name="ce5" office:value-type="string">
            <text:p>Self Billed Credit Note</text:p>
          </table:table-cell>
          <table:table-cell table:style-name="ce5" office:value-type="string">
            <text:p>Additional</text:p>
          </table:table-cell>
          <table:table-cell table:style-name="ce5"/>
          <table:table-cell table:style-name="ce5"/>
          <table:table-cell table:style-name="ce5" table:formula="oooc:=[.M26]" office:value-type="string" office:string-value="Document Reference">
            <text:p>Document Reference</text:p>
          </table:table-cell>
          <table:table-cell table:style-name="ce5" table:formula="oooc:=[.M26]" office:value-type="string" office:string-value="Document Reference">
            <text:p>Document Reference</text:p>
          </table:table-cell>
          <table:table-cell table:style-name="ce5" table:number-columns-repeated="3"/>
          <table:table-cell table:style-name="ce15" office:value-type="string">
            <text:p>Document Reference</text:p>
          </table:table-cell>
          <table:table-cell table:style-name="ce5"/>
          <table:table-cell table:style-name="ce21" office:value-type="string">
            <text:p>0..n</text:p>
          </table:table-cell>
          <table:table-cell table:style-name="ce5" office:value-type="string">
            <text:p>ASBIE</text:p>
          </table:table-cell>
          <table:table-cell table:style-name="ce29" office:value-type="string">
            <text:p>An associative reference to Additional Document.</text:p>
          </table:table-cell>
          <table:table-cell table:style-name="ce36" table:number-columns-repeated="2"/>
          <table:table-cell table:style-name="ce39" office:value-type="string">
            <text:p>2.0</text:p>
          </table:table-cell>
          <table:table-cell table:style-name="ce43"/>
          <table:table-cell table:style-name="ce21"/>
          <table:table-cell table:style-name="ce5" office:value-type="string">
            <text:p>Procurement</text:p>
          </table:table-cell>
          <table:table-cell table:style-name="ce5" table:number-columns-repeated="11"/>
          <table:table-cell table:style-name="ce36"/>
          <table:table-cell table:style-name="ce5" table:number-columns-repeated="15"/>
          <table:table-cell table:number-columns-repeated="187"/>
          <table:table-cell table:style-name="ce4" table:number-columns-repeated="19"/>
        </table:table-row>
        <table:table-row table:style-name="ro3">
          <table:table-cell table:style-name="ce5" table:formula="oooc:=SUBSTITUTE(SUBSTITUTE(CONCATENATE(IF([.E27]=&quot;Universally Unique&quot;;&quot;UU&quot;;[.E27]);[.F27];IF([.H27]&lt;&gt;[.I27];[.H27];&quot;&quot;);CONCATENATE(IF([.I27]=&quot;Identifier&quot;;&quot;ID&quot;;IF([.I27]=&quot;Text&quot;;&quot;&quot;;[.I27]))));&quot; &quot;;&quot;&quot;);&quot;'&quot;;&quot;&quot;)" office:value-type="string" office:string-value="Signature">
            <text:p>Signature</text:p>
          </table:table-cell>
          <table:table-cell table:style-name="ce5" office:value-type="string">
            <text:p>Self Billed Credit Note. Signature</text:p>
          </table:table-cell>
          <table:table-cell table:style-name="ce9"/>
          <table:table-cell table:style-name="ce5" office:value-type="string">
            <text:p>Self Billed Credit Note</text:p>
          </table:table-cell>
          <table:table-cell table:number-columns-repeated="2" table:style-name="ce9"/>
          <table:table-cell table:style-name="ce9"/>
          <table:table-cell table:style-name="ce5" table:formula="oooc:=[.M27]" office:value-type="string" office:string-value="Signature">
            <text:p>Signature</text:p>
          </table:table-cell>
          <table:table-cell table:style-name="ce5" table:formula="oooc:=[.M27]" office:value-type="string" office:string-value="Signature">
            <text:p>Signature</text:p>
          </table:table-cell>
          <table:table-cell table:style-name="ce5"/>
          <table:table-cell table:style-name="ce9" table:number-columns-repeated="2"/>
          <table:table-cell table:style-name="ce16" office:value-type="string">
            <text:p>Signature</text:p>
          </table:table-cell>
          <table:table-cell table:style-name="ce9"/>
          <table:table-cell table:style-name="ce21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9" office:value-type="string">
            <text:p>An association to Signature.</text:p>
          </table:table-cell>
          <table:table-cell table:style-name="ce31" table:number-columns-repeated="2"/>
          <table:table-cell table:style-name="ce40" office:value-type="string">
            <text:p>2.0</text:p>
          </table:table-cell>
          <table:table-cell table:style-name="ce44"/>
          <table:table-cell table:style-name="ce46"/>
          <table:table-cell table:style-name="ce9" office:value-type="string">
            <text:p>Procurement</text:p>
          </table:table-cell>
          <table:table-cell table:style-name="ce9" table:number-columns-repeated="8"/>
          <table:table-cell table:style-name="ce49" table:number-columns-repeated="114"/>
          <table:table-cell table:style-name="ce3" table:number-columns-repeated="92"/>
          <table:table-cell table:number-columns-repeated="19"/>
        </table:table-row>
        <table:table-row table:style-name="ro2">
          <table:table-cell table:style-name="ce5" table:formula="oooc:=SUBSTITUTE(SUBSTITUTE(CONCATENATE(IF([.E28]=&quot;Universally Unique&quot;;&quot;UU&quot;;[.E28]);[.F28];IF([.H28]&lt;&gt;[.I28];[.H28];&quot;&quot;);CONCATENATE(IF([.I28]=&quot;Identifier&quot;;&quot;ID&quot;;IF([.I28]=&quot;Text&quot;;&quot;&quot;;[.I28]))));&quot; &quot;;&quot;&quot;);&quot;'&quot;;&quot;&quot;)" office:value-type="string" office:string-value="AccountingCustomerParty">
            <text:p>AccountingCustomerParty</text:p>
          </table:table-cell>
          <table:table-cell table:style-name="ce5" office:value-type="string">
            <text:p>Self Billed Credit Note. Accounting_ Customer Party. Customer Party</text:p>
          </table:table-cell>
          <table:table-cell table:style-name="ce5"/>
          <table:table-cell table:style-name="ce5" office:value-type="string">
            <text:p>Self Billed Credit Note</text:p>
          </table:table-cell>
          <table:table-cell table:style-name="ce5" office:value-type="string">
            <text:p>Accounting</text:p>
          </table:table-cell>
          <table:table-cell table:style-name="ce5"/>
          <table:table-cell table:style-name="ce5"/>
          <table:table-cell table:style-name="ce5" table:formula="oooc:=[.M28]" office:value-type="string" office:string-value="Customer Party">
            <text:p>Customer Party</text:p>
          </table:table-cell>
          <table:table-cell table:style-name="ce5" table:formula="oooc:=[.M28]" office:value-type="string" office:string-value="Customer Party">
            <text:p>Customer Party</text:p>
          </table:table-cell>
          <table:table-cell table:style-name="ce5" table:number-columns-repeated="3"/>
          <table:table-cell table:style-name="ce15" office:value-type="string">
            <text:p>Customer Party</text:p>
          </table:table-cell>
          <table:table-cell table:style-name="ce5"/>
          <table:table-cell table:style-name="ce21" office:value-type="string">
            <text:p>1</text:p>
          </table:table-cell>
          <table:table-cell table:style-name="ce5" office:value-type="string">
            <text:p>ASBIE</text:p>
          </table:table-cell>
          <table:table-cell table:style-name="ce29" office:value-type="string">
            <text:p>An association to the Accounting Customer Party.</text:p>
          </table:table-cell>
          <table:table-cell table:style-name="ce36" table:number-columns-repeated="2"/>
          <table:table-cell table:style-name="ce39" office:value-type="string">
            <text:p>2.0</text:p>
          </table:table-cell>
          <table:table-cell table:style-name="ce43"/>
          <table:table-cell table:style-name="ce21"/>
          <table:table-cell table:style-name="ce5" office:value-type="string">
            <text:p>Procurement</text:p>
          </table:table-cell>
          <table:table-cell table:style-name="ce5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29]=&quot;Universally Unique&quot;;&quot;UU&quot;;[.E29]);[.F29];IF([.H29]&lt;&gt;[.I29];[.H29];&quot;&quot;);CONCATENATE(IF([.I29]=&quot;Identifier&quot;;&quot;ID&quot;;IF([.I29]=&quot;Text&quot;;&quot;&quot;;[.I29]))));&quot; &quot;;&quot;&quot;);&quot;'&quot;;&quot;&quot;)" office:value-type="string" office:string-value="AccountingSupplierParty">
            <text:p>AccountingSupplierParty</text:p>
          </table:table-cell>
          <table:table-cell table:style-name="ce5" office:value-type="string">
            <text:p>Self Billed Credit Note. Accounting_ Supplier Party. Supplier Party</text:p>
          </table:table-cell>
          <table:table-cell table:style-name="ce5"/>
          <table:table-cell table:style-name="ce5" office:value-type="string">
            <text:p>Self Billed Credit Note</text:p>
          </table:table-cell>
          <table:table-cell table:style-name="ce5" office:value-type="string">
            <text:p>Accounting</text:p>
          </table:table-cell>
          <table:table-cell table:style-name="ce5"/>
          <table:table-cell table:style-name="ce5"/>
          <table:table-cell table:style-name="ce5" table:formula="oooc:=[.M29]" office:value-type="string" office:string-value="Supplier Party">
            <text:p>Supplier Party</text:p>
          </table:table-cell>
          <table:table-cell table:style-name="ce5" table:formula="oooc:=[.M29]" office:value-type="string" office:string-value="Supplier Party">
            <text:p>Supplier Party</text:p>
          </table:table-cell>
          <table:table-cell table:style-name="ce5" table:number-columns-repeated="3"/>
          <table:table-cell table:style-name="ce15" office:value-type="string">
            <text:p>Supplier Party</text:p>
          </table:table-cell>
          <table:table-cell table:style-name="ce5"/>
          <table:table-cell table:style-name="ce21" office:value-type="string">
            <text:p>1</text:p>
          </table:table-cell>
          <table:table-cell table:style-name="ce5" office:value-type="string">
            <text:p>ASBIE</text:p>
          </table:table-cell>
          <table:table-cell table:style-name="ce31" office:value-type="string">
            <text:p>An association to the Accounting Customer Party.</text:p>
          </table:table-cell>
          <table:table-cell table:style-name="ce36" table:number-columns-repeated="2"/>
          <table:table-cell table:style-name="ce39" office:value-type="string">
            <text:p>2.0</text:p>
          </table:table-cell>
          <table:table-cell table:style-name="ce43"/>
          <table:table-cell table:style-name="ce21"/>
          <table:table-cell table:style-name="ce5" office:value-type="string">
            <text:p>Procurement</text:p>
          </table:table-cell>
          <table:table-cell table:style-name="ce5" table:number-columns-repeated="8"/>
          <table:table-cell table:number-columns-repeated="225"/>
        </table:table-row>
        <table:table-row table:style-name="ro3">
          <table:table-cell table:style-name="ce5" table:formula="oooc:=SUBSTITUTE(SUBSTITUTE(CONCATENATE(IF([.E30]=&quot;Universally Unique&quot;;&quot;UU&quot;;[.E30]);[.F30];IF([.H30]&lt;&gt;[.I30];[.H30];&quot;&quot;);CONCATENATE(IF([.I30]=&quot;Identifier&quot;;&quot;ID&quot;;IF([.I30]=&quot;Text&quot;;&quot;&quot;;[.I30]))));&quot; &quot;;&quot;&quot;);&quot;'&quot;;&quot;&quot;)" office:value-type="string" office:string-value="PayeeParty">
            <text:p>PayeeParty</text:p>
          </table:table-cell>
          <table:table-cell table:style-name="ce5" office:value-type="string">
            <text:p>Self Billed Credit Note. Payee_ Party. Party</text:p>
          </table:table-cell>
          <table:table-cell table:style-name="ce5"/>
          <table:table-cell table:style-name="ce5" office:value-type="string">
            <text:p>Self Billed Credit Note</text:p>
          </table:table-cell>
          <table:table-cell table:style-name="ce5" office:value-type="string">
            <text:p>Payee</text:p>
          </table:table-cell>
          <table:table-cell table:style-name="ce5"/>
          <table:table-cell table:style-name="ce5"/>
          <table:table-cell table:style-name="ce5" table:formula="oooc:=[.M30]" office:value-type="string" office:string-value="Party">
            <text:p>Party</text:p>
          </table:table-cell>
          <table:table-cell table:style-name="ce5" table:formula="oooc:=[.M30]" office:value-type="string" office:string-value="Party">
            <text:p>Party</text:p>
          </table:table-cell>
          <table:table-cell table:style-name="ce5" table:number-columns-repeated="3"/>
          <table:table-cell table:style-name="ce15" office:value-type="string">
            <text:p>Party</text:p>
          </table:table-cell>
          <table:table-cell table:style-name="ce5"/>
          <table:table-cell table:style-name="ce21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31" office:value-type="string">
            <text:p>An association to the Payee.</text:p>
          </table:table-cell>
          <table:table-cell table:style-name="ce36" table:number-columns-repeated="2"/>
          <table:table-cell table:style-name="ce39" office:value-type="string">
            <text:p>2.0</text:p>
          </table:table-cell>
          <table:table-cell table:style-name="ce43"/>
          <table:table-cell table:style-name="ce21"/>
          <table:table-cell table:style-name="ce5" office:value-type="string">
            <text:p>Procurement</text:p>
          </table:table-cell>
          <table:table-cell table:style-name="ce5" table:number-columns-repeated="8"/>
          <table:table-cell table:number-columns-repeated="225"/>
        </table:table-row>
        <table:table-row table:style-name="ro3">
          <table:table-cell table:style-name="ce5" table:formula="oooc:=SUBSTITUTE(SUBSTITUTE(CONCATENATE(IF([.E31]=&quot;Universally Unique&quot;;&quot;UU&quot;;[.E31]);[.F31];IF([.H31]&lt;&gt;[.I31];[.H31];&quot;&quot;);CONCATENATE(IF([.I31]=&quot;Identifier&quot;;&quot;ID&quot;;IF([.I31]=&quot;Text&quot;;&quot;&quot;;[.I31]))));&quot; &quot;;&quot;&quot;);&quot;'&quot;;&quot;&quot;)" office:value-type="string" office:string-value="TaxRepresentativeParty">
            <text:p>TaxRepresentativeParty</text:p>
          </table:table-cell>
          <table:table-cell table:style-name="ce5" office:value-type="string">
            <text:p>Self Billed Credit Note. Tax Representative_ Party. Party</text:p>
          </table:table-cell>
          <table:table-cell table:style-name="ce5"/>
          <table:table-cell table:style-name="ce5" office:value-type="string">
            <text:p>Self Billed Credit Note</text:p>
          </table:table-cell>
          <table:table-cell table:style-name="ce5" office:value-type="string">
            <text:p>Tax Representative</text:p>
          </table:table-cell>
          <table:table-cell table:style-name="ce5"/>
          <table:table-cell table:style-name="ce5"/>
          <table:table-cell table:style-name="ce5" table:formula="oooc:=[.M31]" office:value-type="string" office:string-value="Party">
            <text:p>Party</text:p>
          </table:table-cell>
          <table:table-cell table:style-name="ce5" table:formula="oooc:=[.M31]" office:value-type="string" office:string-value="Party">
            <text:p>Party</text:p>
          </table:table-cell>
          <table:table-cell table:style-name="ce5" table:number-columns-repeated="3"/>
          <table:table-cell table:style-name="ce15" office:value-type="string">
            <text:p>Party</text:p>
          </table:table-cell>
          <table:table-cell table:style-name="ce5"/>
          <table:table-cell table:style-name="ce21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31" office:value-type="string">
            <text:p>An association to the Tax Representative.</text:p>
          </table:table-cell>
          <table:table-cell table:style-name="ce36" table:number-columns-repeated="2"/>
          <table:table-cell table:style-name="ce39" office:value-type="string">
            <text:p>2.0</text:p>
          </table:table-cell>
          <table:table-cell table:style-name="ce43"/>
          <table:table-cell table:style-name="ce21"/>
          <table:table-cell table:style-name="ce5" office:value-type="string">
            <text:p>Procurement</text:p>
          </table:table-cell>
          <table:table-cell table:style-name="ce5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32]=&quot;Universally Unique&quot;;&quot;UU&quot;;[.E32]);[.F32];IF([.H32]&lt;&gt;[.I32];[.H32];&quot;&quot;);CONCATENATE(IF([.I32]=&quot;Identifier&quot;;&quot;ID&quot;;IF([.I32]=&quot;Text&quot;;&quot;&quot;;[.I32]))));&quot; &quot;;&quot;&quot;);&quot;'&quot;;&quot;&quot;)" office:value-type="string" office:string-value="AllowanceCharge">
            <text:p>AllowanceCharge</text:p>
          </table:table-cell>
          <table:table-cell table:style-name="ce5" office:value-type="string">
            <text:p>Self Billed Credit Note. Allowance Charge</text:p>
          </table:table-cell>
          <table:table-cell table:style-name="ce9"/>
          <table:table-cell table:style-name="ce5" office:value-type="string">
            <text:p>Self Billed Credit Note</text:p>
          </table:table-cell>
          <table:table-cell table:number-columns-repeated="2" table:style-name="ce9"/>
          <table:table-cell table:style-name="ce9"/>
          <table:table-cell table:style-name="ce5" table:formula="oooc:=[.M32]" office:value-type="string" office:string-value="Allowance Charge">
            <text:p>Allowance Charge</text:p>
          </table:table-cell>
          <table:table-cell table:style-name="ce5" table:formula="oooc:=[.M32]" office:value-type="string" office:string-value="Allowance Charge">
            <text:p>Allowance Charge</text:p>
          </table:table-cell>
          <table:table-cell table:style-name="ce5"/>
          <table:table-cell table:style-name="ce9" table:number-columns-repeated="2"/>
          <table:table-cell table:style-name="ce16" office:value-type="string">
            <text:p>Allowance Charge</text:p>
          </table:table-cell>
          <table:table-cell table:style-name="ce9"/>
          <table:table-cell table:style-name="ce21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31" office:value-type="string">
            <text:p>An association with an overall charge or allowance.</text:p>
          </table:table-cell>
          <table:table-cell table:style-name="ce31" table:number-columns-repeated="2"/>
          <table:table-cell table:style-name="ce40" office:value-type="string">
            <text:p>1.0</text:p>
          </table:table-cell>
          <table:table-cell table:style-name="ce44"/>
          <table:table-cell table:style-name="ce46"/>
          <table:table-cell table:style-name="ce9" office:value-type="string">
            <text:p>Procurement</text:p>
          </table:table-cell>
          <table:table-cell table:style-name="ce9" table:number-columns-repeated="8"/>
          <table:table-cell table:style-name="ce3" table:number-columns-repeated="206"/>
          <table:table-cell table:number-columns-repeated="19"/>
        </table:table-row>
        <table:table-row table:style-name="ro2">
          <table:table-cell table:style-name="ce5" table:formula="oooc:=SUBSTITUTE(SUBSTITUTE(CONCATENATE(IF([.E33]=&quot;Universally Unique&quot;;&quot;UU&quot;;[.E33]);[.F33];IF([.H33]&lt;&gt;[.I33];[.H33];&quot;&quot;);CONCATENATE(IF([.I33]=&quot;Identifier&quot;;&quot;ID&quot;;IF([.I33]=&quot;Text&quot;;&quot;&quot;;[.I33]))));&quot; &quot;;&quot;&quot;);&quot;'&quot;;&quot;&quot;)" office:value-type="string" office:string-value="TaxExchangeRate">
            <text:p>TaxExchangeRate</text:p>
          </table:table-cell>
          <table:table-cell table:style-name="ce5" office:value-type="string">
            <text:p>Self Billed Credit Note. Tax_ Exchange Rate. Exchange Rate</text:p>
          </table:table-cell>
          <table:table-cell table:style-name="ce5"/>
          <table:table-cell table:style-name="ce5" office:value-type="string">
            <text:p>Self Billed Credit Note</text:p>
          </table:table-cell>
          <table:table-cell table:style-name="ce5" office:value-type="string">
            <text:p>Tax</text:p>
          </table:table-cell>
          <table:table-cell table:style-name="ce5"/>
          <table:table-cell table:style-name="ce5"/>
          <table:table-cell table:style-name="ce5" table:formula="oooc:=[.M33]" office:value-type="string" office:string-value="Exchange Rate">
            <text:p>Exchange Rate</text:p>
          </table:table-cell>
          <table:table-cell table:style-name="ce5" table:formula="oooc:=[.M33]" office:value-type="string" office:string-value="Exchange Rate">
            <text:p>Exchange Rate</text:p>
          </table:table-cell>
          <table:table-cell table:style-name="ce5" table:number-columns-repeated="3"/>
          <table:table-cell table:style-name="ce15" office:value-type="string">
            <text:p>Exchange Rate</text:p>
          </table:table-cell>
          <table:table-cell table:style-name="ce5"/>
          <table:table-cell table:style-name="ce21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31" office:value-type="string">
            <text:p>An association to Exchange Rate between the Document Currency and the Tax Currency.</text:p>
          </table:table-cell>
          <table:table-cell table:style-name="ce31"/>
          <table:table-cell table:style-name="ce36"/>
          <table:table-cell table:style-name="ce39" office:value-type="string">
            <text:p>2.0</text:p>
          </table:table-cell>
          <table:table-cell table:style-name="ce43"/>
          <table:table-cell table:style-name="ce21"/>
          <table:table-cell table:style-name="ce5" office:value-type="string">
            <text:p>Procurement</text:p>
          </table:table-cell>
          <table:table-cell table:style-name="ce5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34]=&quot;Universally Unique&quot;;&quot;UU&quot;;[.E34]);[.F34];IF([.H34]&lt;&gt;[.I34];[.H34];&quot;&quot;);CONCATENATE(IF([.I34]=&quot;Identifier&quot;;&quot;ID&quot;;IF([.I34]=&quot;Text&quot;;&quot;&quot;;[.I34]))));&quot; &quot;;&quot;&quot;);&quot;'&quot;;&quot;&quot;)" office:value-type="string" office:string-value="PricingExchangeRate">
            <text:p>PricingExchangeRate</text:p>
          </table:table-cell>
          <table:table-cell table:style-name="ce5" office:value-type="string">
            <text:p>Self Billed Credit Note. Pricing_ Exchange Rate. Exchange Rate</text:p>
          </table:table-cell>
          <table:table-cell table:style-name="ce5"/>
          <table:table-cell table:style-name="ce5" office:value-type="string">
            <text:p>Self Billed Credit Note</text:p>
          </table:table-cell>
          <table:table-cell table:style-name="ce5" office:value-type="string">
            <text:p>Pricing</text:p>
          </table:table-cell>
          <table:table-cell table:style-name="ce5"/>
          <table:table-cell table:style-name="ce5"/>
          <table:table-cell table:style-name="ce5" table:formula="oooc:=[.M34]" office:value-type="string" office:string-value="Exchange Rate">
            <text:p>Exchange Rate</text:p>
          </table:table-cell>
          <table:table-cell table:style-name="ce5" table:formula="oooc:=[.M34]" office:value-type="string" office:string-value="Exchange Rate">
            <text:p>Exchange Rate</text:p>
          </table:table-cell>
          <table:table-cell table:style-name="ce5" table:number-columns-repeated="3"/>
          <table:table-cell table:style-name="ce15" office:value-type="string">
            <text:p>Exchange Rate</text:p>
          </table:table-cell>
          <table:table-cell table:style-name="ce5"/>
          <table:table-cell table:style-name="ce21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31" office:value-type="string">
            <text:p>An association to Exchange Rate between the Document Currency and the Pricing Currency.</text:p>
          </table:table-cell>
          <table:table-cell table:style-name="ce31"/>
          <table:table-cell table:style-name="ce36"/>
          <table:table-cell table:style-name="ce39" office:value-type="string">
            <text:p>2.0</text:p>
          </table:table-cell>
          <table:table-cell table:style-name="ce43"/>
          <table:table-cell table:style-name="ce21"/>
          <table:table-cell table:style-name="ce5" office:value-type="string">
            <text:p>Procurement</text:p>
          </table:table-cell>
          <table:table-cell table:style-name="ce5" table:number-columns-repeated="8"/>
          <table:table-cell table:number-columns-repeated="225"/>
        </table:table-row>
        <table:table-row table:style-name="ro3">
          <table:table-cell table:style-name="ce5" table:formula="oooc:=SUBSTITUTE(SUBSTITUTE(CONCATENATE(IF([.E35]=&quot;Universally Unique&quot;;&quot;UU&quot;;[.E35]);[.F35];IF([.H35]&lt;&gt;[.I35];[.H35];&quot;&quot;);CONCATENATE(IF([.I35]=&quot;Identifier&quot;;&quot;ID&quot;;IF([.I35]=&quot;Text&quot;;&quot;&quot;;[.I35]))));&quot; &quot;;&quot;&quot;);&quot;'&quot;;&quot;&quot;)" office:value-type="string" office:string-value="TaxTotal">
            <text:p>TaxTotal</text:p>
          </table:table-cell>
          <table:table-cell table:style-name="ce5" office:value-type="string">
            <text:p>Self Billed Credit Note. Tax Total</text:p>
          </table:table-cell>
          <table:table-cell table:style-name="ce5"/>
          <table:table-cell table:style-name="ce5" office:value-type="string">
            <text:p>Self Billed Credit Note</text:p>
          </table:table-cell>
          <table:table-cell table:number-columns-repeated="2" table:style-name="ce5"/>
          <table:table-cell table:style-name="ce5"/>
          <table:table-cell table:style-name="ce5" table:formula="oooc:=[.M35]" office:value-type="string" office:string-value="Tax Total">
            <text:p>Tax Total</text:p>
          </table:table-cell>
          <table:table-cell table:style-name="ce5" table:formula="oooc:=[.M35]" office:value-type="string" office:string-value="Tax Total">
            <text:p>Tax Total</text:p>
          </table:table-cell>
          <table:table-cell table:style-name="ce5" table:number-columns-repeated="3"/>
          <table:table-cell table:style-name="ce15" office:value-type="string">
            <text:p>Tax Total</text:p>
          </table:table-cell>
          <table:table-cell table:style-name="ce5"/>
          <table:table-cell table:style-name="ce21" office:value-type="string">
            <text:p>0..n</text:p>
          </table:table-cell>
          <table:table-cell table:style-name="ce5" office:value-type="string">
            <text:p>ASBIE</text:p>
          </table:table-cell>
          <table:table-cell table:style-name="ce31" office:value-type="string">
            <text:p>An association to Tax Total for specific tax types/rates.</text:p>
          </table:table-cell>
          <table:table-cell table:style-name="ce36" table:number-columns-repeated="2"/>
          <table:table-cell table:style-name="ce39" office:value-type="string">
            <text:p>2.0</text:p>
          </table:table-cell>
          <table:table-cell table:style-name="ce43"/>
          <table:table-cell table:style-name="ce21"/>
          <table:table-cell table:style-name="ce5" office:value-type="string">
            <text:p>Procurement</text:p>
          </table:table-cell>
          <table:table-cell table:style-name="ce5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36]=&quot;Universally Unique&quot;;&quot;UU&quot;;[.E36]);[.F36];IF([.H36]&lt;&gt;[.I36];[.H36];&quot;&quot;);CONCATENATE(IF([.I36]=&quot;Identifier&quot;;&quot;ID&quot;;IF([.I36]=&quot;Text&quot;;&quot;&quot;;[.I36]))));&quot; &quot;;&quot;&quot;);&quot;'&quot;;&quot;&quot;)" office:value-type="string" office:string-value="LegalMonetaryTotal">
            <text:p>LegalMonetaryTotal</text:p>
          </table:table-cell>
          <table:table-cell table:style-name="ce5" office:value-type="string">
            <text:p>Self Billed Credit Note. Legal_ Monetary Total. Monetary Tota</text:p>
          </table:table-cell>
          <table:table-cell table:style-name="ce5"/>
          <table:table-cell table:style-name="ce5" office:value-type="string">
            <text:p>Self Billed Credit Note</text:p>
          </table:table-cell>
          <table:table-cell table:style-name="ce5" office:value-type="string">
            <text:p>Legal</text:p>
          </table:table-cell>
          <table:table-cell table:style-name="ce5"/>
          <table:table-cell table:style-name="ce5"/>
          <table:table-cell table:style-name="ce5" table:formula="oooc:=[.M36]" office:value-type="string" office:string-value="Monetary Total">
            <text:p>Monetary Total</text:p>
          </table:table-cell>
          <table:table-cell table:style-name="ce5" table:formula="oooc:=[.M36]" office:value-type="string" office:string-value="Monetary Total">
            <text:p>Monetary Total</text:p>
          </table:table-cell>
          <table:table-cell table:style-name="ce5" table:number-columns-repeated="3"/>
          <table:table-cell table:style-name="ce15" office:value-type="string">
            <text:p>Monetary Total</text:p>
          </table:table-cell>
          <table:table-cell table:style-name="ce5"/>
          <table:table-cell table:style-name="ce21" office:value-type="float" office:value="1">
            <text:p>1</text:p>
          </table:table-cell>
          <table:table-cell table:style-name="ce5" office:value-type="string">
            <text:p>ASBIE</text:p>
          </table:table-cell>
          <table:table-cell table:style-name="ce31" office:value-type="string">
            <text:p>An association to the total amount payable on the Self Billed Credit Note, including Allowances, Charges, and Taxes.</text:p>
          </table:table-cell>
          <table:table-cell table:style-name="ce36" table:number-columns-repeated="2"/>
          <table:table-cell table:style-name="ce39" office:value-type="string">
            <text:p>2.0</text:p>
          </table:table-cell>
          <table:table-cell table:style-name="ce43"/>
          <table:table-cell table:style-name="ce21"/>
          <table:table-cell table:style-name="ce5" office:value-type="string">
            <text:p>Procurement</text:p>
          </table:table-cell>
          <table:table-cell table:style-name="ce5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37]=&quot;Universally Unique&quot;;&quot;UU&quot;;[.E37]);[.F37];IF([.H37]&lt;&gt;[.I37];[.H37];&quot;&quot;);CONCATENATE(IF([.I37]=&quot;Identifier&quot;;&quot;ID&quot;;IF([.I37]=&quot;Text&quot;;&quot;&quot;;[.I37]))));&quot; &quot;;&quot;&quot;);&quot;'&quot;;&quot;&quot;)" office:value-type="string" office:string-value="CreditNoteLine">
            <text:p>CreditNoteLine</text:p>
          </table:table-cell>
          <table:table-cell table:style-name="ce5" office:value-type="string">
            <text:p>Self Billed Credit Note. Credit Note Line</text:p>
          </table:table-cell>
          <table:table-cell table:style-name="ce5"/>
          <table:table-cell table:style-name="ce5" office:value-type="string">
            <text:p>Self Billed Credit Note</text:p>
          </table:table-cell>
          <table:table-cell table:number-columns-repeated="2" table:style-name="ce5"/>
          <table:table-cell table:style-name="ce5"/>
          <table:table-cell table:style-name="ce5" table:formula="oooc:=[.M37]" office:value-type="string" office:string-value="Credit Note Line">
            <text:p>Credit Note Line</text:p>
          </table:table-cell>
          <table:table-cell table:style-name="ce5" table:formula="oooc:=[.M37]" office:value-type="string" office:string-value="Credit Note Line">
            <text:p>Credit Note Line</text:p>
          </table:table-cell>
          <table:table-cell table:style-name="ce5" table:number-columns-repeated="3"/>
          <table:table-cell table:style-name="ce15" office:value-type="string">
            <text:p>Credit Note Line</text:p>
          </table:table-cell>
          <table:table-cell table:style-name="ce5"/>
          <table:table-cell table:style-name="ce21" office:value-type="string">
            <text:p>1..n</text:p>
          </table:table-cell>
          <table:table-cell table:style-name="ce5" office:value-type="string">
            <text:p>ASBIE</text:p>
          </table:table-cell>
          <table:table-cell table:style-name="ce31" office:value-type="string">
            <text:p>An association to one or more Self Billed Credit Note Lines.</text:p>
          </table:table-cell>
          <table:table-cell table:style-name="ce36" table:number-columns-repeated="2"/>
          <table:table-cell table:style-name="ce39" office:value-type="string">
            <text:p>2.0</text:p>
          </table:table-cell>
          <table:table-cell table:style-name="ce43"/>
          <table:table-cell table:style-name="ce21"/>
          <table:table-cell table:style-name="ce5" office:value-type="string">
            <text:p>Procurement</text:p>
          </table:table-cell>
          <table:table-cell table:style-name="ce5" table:number-columns-repeated="8"/>
          <table:table-cell table:number-columns-repeated="225"/>
        </table:table-row>
        <table:table-row table:style-name="ro3">
          <table:table-cell table:style-name="ce6" table:number-columns-repeated="13"/>
          <table:table-cell table:style-name="ce17"/>
          <table:table-cell table:style-name="ce22"/>
          <table:table-cell table:style-name="ce17" office:value-type="string">
            <text:p>END</text:p>
          </table:table-cell>
          <table:table-cell table:style-name="ce32" table:number-columns-repeated="4"/>
          <table:table-cell table:style-name="ce45"/>
          <table:table-cell table:style-name="ce32"/>
          <table:table-cell table:style-name="ce6" table:number-columns-repeated="9"/>
          <table:table-cell table:number-columns-repeated="225"/>
        </table:table-row>
        <table:table-row table:style-name="ro4" table:number-rows-repeated="65497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>
        <table:named-range table:name="Excel_BuiltIn__FilterDatabase_1" table:base-cell-address="$'Self Billed Credit Note'.$A$1" table:cell-range-address="$'Self Billed Credit Note'.$A$1:.$IV$1"/>
        <table:named-expression table:name="BuiltIn_AutoFilter___1" table:base-cell-address="$'Self Billed Credit Note'.$A$1" table:expression="&quot;$Invoice.$#REF!$#REF!:$#REF!$#REF!&quot;"/>
        <table:named-range table:name="Excel_BuiltIn_Print_Area_1___0" table:base-cell-address="$'Self Billed Credit Note'.$A$1" table:cell-range-address="$'Self Billed Credit Note'.$A$2:.$AE$37"/>
        <table:named-range table:name="Excel_BuiltIn_Print_Titles_1" table:base-cell-address="$'Self Billed Credit Note'.$A$1" table:cell-range-address="$'Self Billed Credit Note'.$A$2:.$IU$2"/>
        <table:named-range table:name="Excel_BuiltIn_Print_Titles_1_1" table:base-cell-address="$'Self Billed Credit Note'.$A$1" table:cell-range-address="$'Self Billed Credit Note'.$A$2:.$IC$2"/>
        <table:named-expression table:name="Excel_BuiltIn_Print_Titles_1___0" table:base-cell-address="$'Self Billed Credit Note'.$A$1" table:expression="&quot;$Invoice.$#REF!$#REF!:$#REF!$#REF!&quot;"/>
        <table:named-range table:name="Excel_BuiltIn_Print_Area_1" table:base-cell-address="$'Self Billed Credit Note'.$A$1" table:cell-range-address="$'Self Billed Credit Note'.$A$1:.$Q$38" table:range-usable-as="print-range"/>
        <table:named-range table:name="Excel_BuiltIn_Print_Titles_1 1" table:base-cell-address="$'Self Billed Credit Note'.$A$1" table:cell-range-address="$'Self Billed Credit Note'.$A$2:.$IV$2" table:range-usable-as="repeat-column repeat-row"/>
      </table:named-expressions>
      <table:database-ranges>
        <table:database-range table:name="Excel_BuiltIn__FilterDatabase_1" table:target-range-address="'Self Billed Credit Note'.A1:'Self Billed Credit Note'.IV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modern"/>
    <style:font-face style:name="Arial3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</number:text>
    </number:number-style>
    <number:number-style style:name="N110P1" style:volatile="true">
      <number:text> (</number:text>
      <number:number number:decimal-places="0" number:min-integer-digits="1" number:grouping="true"/>
      <number:text>)</number:text>
    </number:number-style>
    <number:number-style style:name="N110P2" style:volatile="true">
      <number:text>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$</number:text>
      <number:number number:decimal-places="0" number:min-integer-digits="1" number:grouping="true"/>
      <number:text> </number:text>
    </number:number-style>
    <number:number-style style:name="N111P1" style:volatile="true">
      <number:text> $(</number:text>
      <number:number number:decimal-places="0" number:min-integer-digits="1" number:grouping="true"/>
      <number:text>)</number:text>
    </number:number-style>
    <number:number-style style:name="N111P2" style:volatile="true">
      <number:text> $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</number:text>
    </number:number-style>
    <number:number-style style:name="N112P1" style:volatile="true">
      <number:text> (</number:text>
      <number:number number:decimal-places="2" number:min-integer-digits="1" number:grouping="true"/>
      <number:text>)</number:text>
    </number:number-style>
    <number:number-style style:name="N112P2" style:volatile="true">
      <number:text> -</number:text>
      <number:number number: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$</number:text>
      <number:number number:decimal-places="2" number:min-integer-digits="1" number:grouping="true"/>
      <number:text> </number:text>
    </number:number-style>
    <number:number-style style:name="N113P1" style:volatile="true">
      <number:text> $(</number:text>
      <number:number number:decimal-places="2" number:min-integer-digits="1" number:grouping="true"/>
      <number:text>)</number:text>
    </number:number-style>
    <number:number-style style:name="N113P2" style:volatile="true">
      <number:text> $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text>£</number:text>
      <number:number number:decimal-places="0" number:min-integer-digits="1" number:grouping="true"/>
    </number:number-style>
    <number:number-style style:name="N118">
      <number:text>-£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£</number:text>
      <number:number number:decimal-places="0" number:min-integer-digits="1" number:grouping="true"/>
    </number:number-style>
    <number:number-style style:name="N119">
      <style:text-properties fo:color="#ff0000"/>
      <number:text>-£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text>£</number:text>
      <number:number number:decimal-places="2" number:min-integer-digits="1" number:grouping="true"/>
    </number:number-style>
    <number:number-style style:name="N120">
      <number:text>-£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text>£</number:text>
      <number:number number:decimal-places="2" number:min-integer-digits="1" number:grouping="true"/>
    </number:number-style>
    <number:number-style style:name="N121">
      <style:text-properties fo:color="#ff0000"/>
      <number:text>-£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 £</number:text>
      <number:number number:decimal-places="0" number:min-integer-digits="1" number:grouping="true"/>
      <number:text> </number:text>
    </number:number-style>
    <number:number-style style:name="N122P1" style:volatile="true">
      <number:text>-£</number:text>
      <number:number number:decimal-places="0" number:min-integer-digits="1" number:grouping="true"/>
      <number:text> </number:text>
    </number:number-style>
    <number:number-style style:name="N122P2" style:volatile="true">
      <number:text> £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number number:decimal-places="0" number:min-integer-digits="1" number:grouping="true"/>
      <number:text> </number:text>
    </number:number-style>
    <number:number-style style:name="N123P1" style:volatile="true">
      <number:text>-</number:text>
      <number:number number:decimal-places="0" number:min-integer-digits="1" number:grouping="true"/>
      <number:text> </number:text>
    </number:number-style>
    <number:number-style style:name="N123P2" style:volatile="true">
      <number:text> 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£</number:text>
      <number:number number:decimal-places="2" number:min-integer-digits="1" number:grouping="true"/>
      <number:text> </number:text>
    </number:number-style>
    <number:number-style style:name="N124P1" style:volatile="true">
      <number:text>-£</number:text>
      <number:number number:decimal-places="2" number:min-integer-digits="1" number:grouping="true"/>
      <number:text> </number:text>
    </number:number-style>
    <number:number-style style:name="N124P2" style:volatile="true">
      <number:text> £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kr </number:text>
      <number:number number:decimal-places="0" number:min-integer-digits="1" number:grouping="true"/>
      <number:text> </number:text>
    </number:number-style>
    <number:number-style style:name="N126">
      <number:text>(kr 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kr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kr </number:text>
      <number:number number:decimal-places="2" number:min-integer-digits="1" number:grouping="true"/>
      <number:text> </number:text>
    </number:number-style>
    <number:number-style style:name="N128">
      <number:text>(kr 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kr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 kr </number:text>
      <number:number number:decimal-places="0" number:min-integer-digits="1" number:grouping="true"/>
      <number:text> </number:text>
    </number:number-style>
    <number:number-style style:name="N130P1" style:volatile="true">
      <number:text> kr (</number:text>
      <number:number number:decimal-places="0" number:min-integer-digits="1" number:grouping="true"/>
      <number:text>)</number:text>
    </number:number-style>
    <number:number-style style:name="N130P2" style:volatile="true">
      <number:text> kr 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kr </number:text>
      <number:number number:decimal-places="2" number:min-integer-digits="1" number:grouping="true"/>
      <number:text> </number:text>
    </number:number-style>
    <number:number-style style:name="N131P1" style:volatile="true">
      <number:text> kr (</number:text>
      <number:number number:decimal-places="2" number:min-integer-digits="1" number:grouping="true"/>
      <number:text>)</number:text>
    </number:number-style>
    <number:number-style style:name="N131P2" style:volatile="true">
      <number:text> kr 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$</number:text>
      <number:number number:decimal-places="0" number:min-integer-digits="1" number:grouping="true"/>
    </number:number-style>
    <number:number-style style:name="N132">
      <number:text>-$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</number:number-style>
    <number:number-style style:name="N133">
      <style:text-properties fo:color="#ff0000"/>
      <number:text>-$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text>$</number:text>
      <number:number number:decimal-places="2" number:min-integer-digits="1" number:grouping="true"/>
    </number:number-style>
    <number:number-style style:name="N134">
      <number:text>-$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</number:number-style>
    <number:number-style style:name="N135">
      <style:text-properties fo:color="#ff0000"/>
      <number:text>-$</number:text>
      <number:number number:decimal-places="2" number:min-integer-digits="1" number:grouping="true"/>
      <style:map style:condition="value()&gt;=0" style:apply-style-name="N135P0"/>
    </number:number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-$</number:text>
      <number:number number:decimal-places="0" number:min-integer-digits="1" number:grouping="true"/>
      <number:text> </number:text>
    </number:number-style>
    <number:number-style style:name="N136P2" style:volatile="true">
      <number:text> $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$</number:text>
      <number:number number:decimal-places="2" number:min-integer-digits="1" number:grouping="true"/>
      <number:text> </number:text>
    </number:number-style>
    <number:number-style style:name="N137P1" style:volatile="true">
      <number:text>-$</number:text>
      <number:number number:decimal-places="2" number:min-integer-digits="1" number:grouping="true"/>
      <number:text> </number:text>
    </number:number-style>
    <number:number-style style:name="N137P2" style:volatile="true">
      <number:text> $-</number:text>
      <number:number number: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number number:decimal-places="0" number:min-integer-digits="1" number:grouping="true"/>
      <number:text> kr</number:text>
    </number:number-style>
    <number:number-style style:name="N138">
      <number:text>-</number:text>
      <number:number number:decimal-places="0" number:min-integer-digits="1" number:grouping="true"/>
      <number:text> kr</number:text>
      <style:map style:condition="value()&gt;=0" style:apply-style-name="N138P0"/>
    </number:number-style>
    <number:number-style style:name="N139P0" style:volatile="true">
      <number:number number:decimal-places="0" number:min-integer-digits="1" number:grouping="true"/>
      <number:text> kr</number:text>
    </number:number-style>
    <number:number-style style:name="N139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39P0"/>
    </number:number-style>
    <number:number-style style:name="N140P0" style:volatile="true">
      <number:number number:decimal-places="2" number:min-integer-digits="1" number:grouping="true"/>
      <number:text> kr</number:text>
    </number:number-style>
    <number:number-style style:name="N140">
      <number:text>-</number:text>
      <number:number number:decimal-places="2" number:min-integer-digits="1" number:grouping="true"/>
      <number:text> kr</number:text>
      <style:map style:condition="value()&gt;=0" style:apply-style-name="N140P0"/>
    </number:number-style>
    <number:number-style style:name="N141P0" style:volatile="true">
      <number:number number:decimal-places="2" number:min-integer-digits="1" number:grouping="true"/>
      <number:text> kr</number:text>
    </number:number-style>
    <number:number-style style:name="N141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41P0"/>
    </number:number-style>
    <number:number-style style:name="N142P0" style:volatile="true">
      <number:text> </number:text>
      <number:number number:decimal-places="0" number:min-integer-digits="1" number:grouping="true"/>
      <number:text> kr </number:text>
    </number:number-style>
    <number:number-style style:name="N142P1" style:volatile="true">
      <number:text>-</number:text>
      <number:number number:decimal-places="0" number:min-integer-digits="1" number:grouping="true"/>
      <number:text> kr </number:text>
    </number:number-style>
    <number:number-style style:name="N142P2" style:volatile="true">
      <number:text> - kr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</number:text>
      <number:number number:decimal-places="0" number:min-integer-digits="1" number:grouping="true"/>
      <number:text>     </number:text>
    </number:number-style>
    <number:number-style style:name="N143P1" style:volatile="true">
      <number:text>-</number:text>
      <number:number number:decimal-places="0" number:min-integer-digits="1" number:grouping="true"/>
      <number:text>     </number:text>
    </number:number-style>
    <number:number-style style:name="N143P2" style:volatile="true">
      <number:text> -    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</number:text>
      <number:number number:decimal-places="2" number:min-integer-digits="1" number:grouping="true"/>
      <number:text> kr </number:text>
    </number:number-style>
    <number:number-style style:name="N144P1" style:volatile="true">
      <number:text>-</number:text>
      <number:number number:decimal-places="2" number:min-integer-digits="1" number:grouping="true"/>
      <number:text> kr </number:text>
    </number:number-style>
    <number:number-style style:name="N144P2" style:volatile="true">
      <number:text> -</number:text>
      <number:number number:decimal-places="0" number:min-integer-digits="0"/>
      <number:text> kr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number:number number:decimal-places="2" number:min-integer-digits="1" number:grouping="true"/>
      <number:text>     </number:text>
    </number:number-style>
    <number:number-style style:name="N145P1" style:volatile="true">
      <number:text>-</number:text>
      <number:number number:decimal-places="2" number:min-integer-digits="1" number:grouping="true"/>
      <number:text>     </number:text>
    </number:number-style>
    <number:number-style style:name="N145P2" style:volatile="true">
      <number:text> -</number:text>
      <number:number number:decimal-places="0" number:min-integer-digits="0"/>
      <number:text>    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£ </number:text>
      <number:number number:decimal-places="0" number:min-integer-digits="1" number:grouping="true"/>
    </number:number-style>
    <number:number-style style:name="N146">
      <number:text>-£ 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 </number:text>
      <number:number number:decimal-places="0" number:min-integer-digits="1" number:grouping="true"/>
    </number:number-style>
    <number:number-style style:name="N147">
      <style:text-properties fo:color="#ff0000"/>
      <number:text>-£ </number:text>
      <number:number number:decimal-places="0" number:min-integer-digits="1" number:grouping="true"/>
      <style:map style:condition="value()&gt;=0" style:apply-style-name="N147P0"/>
    </number:number-style>
    <number:number-style style:name="N148P0" style:volatile="true">
      <number:text>£ </number:text>
      <number:number number:decimal-places="2" number:min-integer-digits="1" number:grouping="true"/>
    </number:number-style>
    <number:number-style style:name="N148">
      <number:text>-£ </number:text>
      <number:number number:decimal-places="2" number:min-integer-digits="1" number:grouping="true"/>
      <style:map style:condition="value()&gt;=0" style:apply-style-name="N148P0"/>
    </number:number-style>
    <number:number-style style:name="N149P0" style:volatile="true">
      <number:text>£ </number:text>
      <number:number number:decimal-places="2" number:min-integer-digits="1" number:grouping="true"/>
    </number:number-style>
    <number:number-style style:name="N149">
      <style:text-properties fo:color="#ff0000"/>
      <number:text>-£ 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 £ </number:text>
      <number:number number:decimal-places="0" number:min-integer-digits="1" number:grouping="true"/>
      <number:text> </number:text>
    </number:number-style>
    <number:number-style style:name="N150P1" style:volatile="true">
      <number:text>-£ </number:text>
      <number:number number:decimal-places="0" number:min-integer-digits="1" number:grouping="true"/>
      <number:text> </number:text>
    </number:number-style>
    <number:number-style style:name="N150P2" style:volatile="true">
      <number:text> £ 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 £ </number:text>
      <number:number number:decimal-places="2" number:min-integer-digits="1" number:grouping="true"/>
      <number:text> </number:text>
    </number:number-style>
    <number:number-style style:name="N151P1" style:volatile="true">
      <number:text>-£ </number:text>
      <number:number number:decimal-places="2" number:min-integer-digits="1" number:grouping="true"/>
      <number:text> </number:text>
    </number:number-style>
    <number:number-style style:name="N151P2" style:volatile="true">
      <number:text> £ -</number:text>
      <number:number number: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date-style style:name="N10106" number:language="en" number:country="US">
      <number:month/>
      <number:text>/</number:text>
      <number:day/>
      <number:text>/</number:text>
      <number:year number:style="long"/>
    </number:date-style>
    <number:date-style style:name="N10107" number:language="en" number:country="US">
      <number:day/>
      <number:text>-</number:text>
      <number:month number:textual="true"/>
      <number:text>-</number:text>
      <number:year/>
    </number:date-style>
    <number:date-style style:name="N10108" number:language="en" number:country="US">
      <number:day/>
      <number:text>-</number:text>
      <number:month number:textual="true"/>
    </number:date-style>
    <number:date-style style:name="N10109" number:language="en" number:country="US">
      <number:month number:textual="true"/>
      <number:text>-</number:text>
      <number:year/>
    </number:date-style>
    <number:time-style style:name="N10110" number:language="en" number:country="US">
      <number:hours/>
      <number:text>:</number:text>
      <number:minutes number:style="long"/>
      <number:text> </number:text>
      <number:am-pm/>
    </number:time-style>
    <number:time-style style:name="N10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n" number:country="US">
      <number:hours/>
      <number:text>:</number:text>
      <number:minutes number:style="long"/>
    </number:time-style>
    <number:time-style style:name="N10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n" number:country="US">
      <number:number number:decimal-places="0" number:min-integer-digits="1" number:grouping="true"/>
      <number:text> </number:text>
    </number:number-style>
    <number:number-style style:name="N1011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US">
      <number:number number:decimal-places="0" number:min-integer-digits="1" number:grouping="true"/>
      <number:text> </number:text>
    </number:number-style>
    <number:number-style style:name="N1011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n" number:country="US">
      <number:number number:decimal-places="2" number:min-integer-digits="1" number:grouping="true"/>
      <number:text> </number:text>
    </number:number-style>
    <number:number-style style:name="N1011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n" number:country="US">
      <number:number number:decimal-places="2" number:min-integer-digits="1" number:grouping="true"/>
      <number:text> </number:text>
    </number:number-style>
    <number:number-style style:name="N1011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18P0"/>
    </number:number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6.5354in" fo:page-height="11.6925in" style:num-format="1" style:print-orientation="landscape" fo:margin-top="0.4in" fo:margin-bottom="0.5in" fo:margin-left="0.3in" fo:margin-right="0.3in" style:first-page-number="continue" style:scale-to-X="1" style:scale-to-Y="1" style:writing-mode="lr-tb" style:print="charts drawings headers objects zero-values"/>
      <style:header-style>
        <style:header-footer-properties fo:min-height="0.2957in" fo:margin-left="0.448in" fo:margin-right="0.448in" fo:margin-bottom="0in"/>
      </style:header-style>
      <style:footer-style>
        <style:header-footer-properties svg:height="0in" fo:margin-left="0.448in" fo:margin-right="0.448in" fo:margin-top="0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9-28">09/28/2006</text:date>, <text:time>18:11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lf_20_Billed_20_Credit_20_Note" style:display-name="PageStyle_Self Billed Credit Note" style:page-layout-name="pm3">
      <style:header style:display="false"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9-28">09/28/2006</text:date></text:span><text:span text:style-name="T1"> GMT <text:s/></text:span><text:span text:style-name="T1"><text:time>18:11:13</text:time></text:span></text:p>
        </style:region-right>
      </style:footer>
      <style:footer-left style:display="false"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9-28">09/28/2006</text:date></text:span><text:span text:style-name="T1"> GMT <text:s/></text:span><text:span text:style-name="T1"><text:time>18:11:13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dc:title>UBL</dc:title>
    <dc:description>v 2.0</dc:description>
    <meta:initial-creator>OASIS UBL Technical Committee</meta:initial-creator>
    <meta:creation-date>2001-08-30T04:59:20</meta:creation-date>
    <dc:creator>bosak</dc:creator>
    <dc:date>2006-09-28T18:05:52</dc:date>
    <meta:print-date>2005-09-05T05:23:36</meta:print-date>
    <dc:language>en-US</dc:language>
    <meta:editing-cycles>42</meta:editing-cycles>
    <meta:editing-duration>PT25M7S</meta:editing-duration>
    <meta:user-defined meta:name="Info 1"/>
    <meta:user-defined meta:name="Info 2"/>
    <meta:user-defined meta:name="Info 3"/>
    <meta:user-defined meta:name="Info 4"/>
    <meta:document-statistic meta:table-count="1" meta:cell-count="529"/>
  </office:meta>
</office:document-meta>
</file>